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3" style:family="table-row">
      <style:table-row-properties fo:keep-together="auto"/>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A16"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6"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Subtitle">
      <style:text-properties officeooo:rsid="02013b4e" officeooo:paragraph-rsid="02013b4e"/>
    </style:style>
    <style:style style:name="P83" style:family="paragraph" style:parent-style-name="Text_20_body">
      <style:paragraph-properties fo:text-align="start" style:justify-single-word="false"/>
      <style:text-properties officeooo:rsid="02025bc0" officeooo:paragraph-rsid="02025bc0"/>
    </style:style>
    <style:style style:name="P84" style:family="paragraph" style:parent-style-name="Text_20_body">
      <style:text-properties officeooo:rsid="020ba268" officeooo:paragraph-rsid="020ba268"/>
    </style:style>
    <style:style style:name="P85" style:family="paragraph" style:parent-style-name="Text_20_body">
      <style:text-properties officeooo:rsid="0215bd71" officeooo:paragraph-rsid="0215bd71"/>
    </style:style>
    <style:style style:name="P86" style:family="paragraph" style:parent-style-name="Text_20_body">
      <style:text-properties officeooo:rsid="02114a48"/>
    </style:style>
    <style:style style:name="P87" style:family="paragraph" style:parent-style-name="Text_20_body">
      <style:text-properties style:font-name="monospace" officeooo:rsid="0217b315" officeooo:paragraph-rsid="0217b315"/>
    </style:style>
    <style:style style:name="P88" style:family="paragraph" style:parent-style-name="Text_20_body">
      <style:text-properties officeooo:rsid="021f92a5" officeooo:paragraph-rsid="021f92a5"/>
    </style:style>
    <style:style style:name="P89" style:family="paragraph" style:parent-style-name="Text_20_body">
      <style:paragraph-properties fo:margin-left="0.4925in" fo:margin-right="0in" fo:text-indent="0in" style:auto-text-indent="false"/>
      <style:text-properties officeooo:rsid="021f92a5" officeooo:paragraph-rsid="021f92a5"/>
    </style:style>
    <style:style style:name="P90" style:family="paragraph" style:parent-style-name="Text_20_body">
      <style:text-properties officeooo:rsid="0222914e" officeooo:paragraph-rsid="0222914e"/>
    </style:style>
    <style:style style:name="P91" style:family="paragraph" style:parent-style-name="Text_20_body">
      <style:paragraph-properties fo:margin-left="0.4925in" fo:margin-right="0in" fo:text-indent="0in" style:auto-text-indent="false"/>
      <style:text-properties officeooo:rsid="0222914e" officeooo:paragraph-rsid="0222914e"/>
    </style:style>
    <style:style style:name="P92" style:family="paragraph" style:parent-style-name="Text_20_body">
      <style:paragraph-properties fo:margin-left="0in" fo:margin-right="0in" fo:text-indent="0in" style:auto-text-indent="false"/>
      <style:text-properties officeooo:rsid="0222914e" officeooo:paragraph-rsid="0222914e"/>
    </style:style>
    <style:style style:name="P93" style:family="paragraph" style:parent-style-name="Text_20_body">
      <style:paragraph-properties fo:text-align="start" style:justify-single-word="false"/>
      <style:text-properties officeooo:rsid="01da944f" officeooo:paragraph-rsid="01df5c17"/>
    </style:style>
    <style:style style:name="P94" style:family="paragraph" style:parent-style-name="Text_20_body">
      <style:paragraph-properties fo:text-align="start" style:justify-single-word="false"/>
      <style:text-properties officeooo:rsid="00a72f73"/>
    </style:style>
    <style:style style:name="P95" style:family="paragraph" style:parent-style-name="Text_20_body">
      <style:paragraph-properties fo:text-align="start" style:justify-single-word="false"/>
      <style:text-properties officeooo:rsid="0196eae4" officeooo:paragraph-rsid="01a40745"/>
    </style:style>
    <style:style style:name="P96" style:family="paragraph" style:parent-style-name="Text_20_body">
      <style:paragraph-properties fo:text-align="start" style:justify-single-word="false"/>
      <style:text-properties officeooo:rsid="0237ce9b" officeooo:paragraph-rsid="00272ca0"/>
    </style:style>
    <style:style style:name="P97" style:family="paragraph" style:parent-style-name="Text_20_body">
      <style:text-properties officeooo:rsid="0237ce9b" officeooo:paragraph-rsid="0237ce9b"/>
    </style:style>
    <style:style style:name="P98" style:family="paragraph" style:parent-style-name="Text_20_body">
      <style:text-properties officeooo:rsid="023c93b0" officeooo:paragraph-rsid="023c93b0"/>
    </style:style>
    <style:style style:name="P99" style:family="paragraph" style:parent-style-name="Text_20_body">
      <style:text-properties officeooo:rsid="02499fd1" officeooo:paragraph-rsid="02499fd1"/>
    </style:style>
    <style:style style:name="P100" style:family="paragraph" style:parent-style-name="Text_20_body">
      <style:text-properties officeooo:rsid="025041f0" officeooo:paragraph-rsid="025041f0"/>
    </style:style>
    <style:style style:name="P101" style:family="paragraph" style:parent-style-name="Text_20_body">
      <style:text-properties officeooo:rsid="0254747c" officeooo:paragraph-rsid="0254747c"/>
    </style:style>
    <style:style style:name="P102" style:family="paragraph" style:parent-style-name="Text_20_body">
      <style:text-properties officeooo:rsid="0255f91c" officeooo:paragraph-rsid="0255f91c"/>
    </style:style>
    <style:style style:name="P103" style:family="paragraph" style:parent-style-name="Text_20_body">
      <style:text-properties officeooo:rsid="0258e65e" officeooo:paragraph-rsid="0258e65e"/>
    </style:style>
    <style:style style:name="P104" style:family="paragraph" style:parent-style-name="Text_20_body">
      <style:text-properties officeooo:paragraph-rsid="025041f0"/>
    </style:style>
    <style:style style:name="P105" style:family="paragraph" style:parent-style-name="Text_20_body">
      <style:paragraph-properties fo:text-align="start" style:justify-single-word="false"/>
      <style:text-properties officeooo:rsid="0062b8a6" officeooo:paragraph-rsid="02731ff4"/>
    </style:style>
    <style:style style:name="P106" style:family="paragraph" style:parent-style-name="Text_20_body">
      <style:text-properties officeooo:rsid="027508c8" officeooo:paragraph-rsid="027508c8"/>
    </style:style>
    <style:style style:name="P107" style:family="paragraph" style:parent-style-name="Text_20_body">
      <style:text-properties officeooo:rsid="027508c8" officeooo:paragraph-rsid="0278784f"/>
    </style:style>
    <style:style style:name="P108" style:family="paragraph" style:parent-style-name="Text_20_body">
      <style:text-properties officeooo:rsid="027b1cfb" officeooo:paragraph-rsid="027b1cfb"/>
    </style:style>
    <style:style style:name="P109" style:family="paragraph" style:parent-style-name="Text_20_body">
      <style:text-properties officeooo:rsid="0282d2bc" officeooo:paragraph-rsid="0282d2bc"/>
    </style:style>
    <style:style style:name="P110" style:family="paragraph" style:parent-style-name="Title">
      <style:text-properties officeooo:rsid="0200d18a" officeooo:paragraph-rsid="0200d18a"/>
    </style:style>
    <style:style style:name="P111" style:family="paragraph" style:parent-style-name="Text_20_body">
      <style:paragraph-properties fo:text-align="start" style:justify-single-word="false"/>
      <style:text-properties officeooo:rsid="028d9d19" officeooo:paragraph-rsid="028d9d19"/>
    </style:style>
    <style:style style:name="P112" style:family="paragraph" style:parent-style-name="Text_20_body">
      <style:paragraph-properties fo:text-align="start" style:justify-single-word="false"/>
      <style:text-properties officeooo:rsid="0290c9dc" officeooo:paragraph-rsid="0290c9dc"/>
    </style:style>
    <style:style style:name="P113" style:family="paragraph" style:parent-style-name="Text_20_body">
      <style:text-properties officeooo:rsid="025ac3ec" officeooo:paragraph-rsid="0258e65e"/>
    </style:style>
    <style:style style:name="P114" style:family="paragraph" style:parent-style-name="Text_20_body">
      <style:paragraph-properties fo:text-align="center" style:justify-single-word="false"/>
      <style:text-properties officeooo:rsid="02d9b914" officeooo:paragraph-rsid="02d9b914"/>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e76448" officeooo:paragraph-rsid="02e76448"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e76448" officeooo:paragraph-rsid="02e76448"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2d40a45"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Contents_20_1">
      <style:paragraph-properties fo:break-before="page">
        <style:tab-stops>
          <style:tab-stop style:position="6.9244in" style:type="right" style:leader-style="dotted" style:leader-text="."/>
        </style:tab-stops>
      </style:paragraph-properties>
    </style:style>
    <style:style style:name="P129" style:family="paragraph" style:parent-style-name="Contents_20_1">
      <style:paragraph-properties>
        <style:tab-stops>
          <style:tab-stop style:position="6.9244in" style:type="right" style:leader-style="dotted" style:leader-text="."/>
        </style:tab-stops>
      </style:paragraph-properties>
    </style:style>
    <style:style style:name="P130" style:family="paragraph" style:parent-style-name="Heading_20_1" style:list-style-name=""/>
    <style:style style:name="P131" style:family="paragraph" style:parent-style-name="Heading_20_1">
      <style:paragraph-properties fo:break-before="page"/>
    </style:style>
    <style:style style:name="P132" style:family="paragraph" style:parent-style-name="Heading_20_1">
      <style:paragraph-properties fo:break-before="page"/>
      <style:text-properties officeooo:rsid="0214f204" officeooo:paragraph-rsid="0214f204"/>
    </style:style>
    <style:style style:name="P133" style:family="paragraph" style:parent-style-name="Heading_20_1">
      <style:paragraph-properties fo:break-before="page"/>
      <style:text-properties officeooo:rsid="020ba268" officeooo:paragraph-rsid="020ba268"/>
    </style:style>
    <style:style style:name="P134" style:family="paragraph" style:parent-style-name="Heading_20_1">
      <style:paragraph-properties fo:break-before="page"/>
      <style:text-properties officeooo:rsid="02747469" officeooo:paragraph-rsid="02747469"/>
    </style:style>
    <style:style style:name="P135" style:family="paragraph" style:parent-style-name="Heading_20_1">
      <style:paragraph-properties fo:break-before="page"/>
      <style:text-properties officeooo:rsid="0237ce9b" officeooo:paragraph-rsid="0237ce9b"/>
    </style:style>
    <style:style style:name="P136" style:family="paragraph" style:parent-style-name="Heading_20_1">
      <style:paragraph-properties fo:break-before="page"/>
      <style:text-properties officeooo:rsid="0254747c" officeooo:paragraph-rsid="0254747c"/>
    </style:style>
    <style:style style:name="P137" style:family="paragraph" style:parent-style-name="Heading_20_1">
      <style:paragraph-properties fo:break-before="page"/>
      <style:text-properties officeooo:rsid="028d9d19" officeooo:paragraph-rsid="028d9d19"/>
    </style:style>
    <style:style style:name="P138" style:family="paragraph" style:parent-style-name="Heading_20_1">
      <style:paragraph-properties fo:break-before="page"/>
      <style:text-properties officeooo:rsid="025041f0" officeooo:paragraph-rsid="025041f0"/>
    </style:style>
    <style:style style:name="P139" style:family="paragraph" style:parent-style-name="Heading_20_1" style:list-style-name="">
      <style:paragraph-properties fo:break-before="page"/>
      <style:text-properties officeooo:rsid="02114a48" officeooo:paragraph-rsid="02114a48"/>
    </style:style>
    <style:style style:name="P140" style:family="paragraph" style:parent-style-name="Heading_20_1">
      <style:paragraph-properties fo:break-before="page"/>
      <style:text-properties officeooo:rsid="0258e65e" officeooo:paragraph-rsid="0258e65e"/>
    </style:style>
    <style:style style:name="P141" style:family="paragraph" style:parent-style-name="Heading_20_1" style:list-style-name="">
      <style:paragraph-properties fo:break-before="page"/>
      <style:text-properties officeooo:rsid="02e79754" officeooo:paragraph-rsid="02e79754"/>
    </style:style>
    <style:style style:name="P142" style:family="paragraph" style:parent-style-name="Heading_20_1">
      <style:paragraph-properties fo:break-before="page"/>
      <style:text-properties officeooo:rsid="01f69cb2" officeooo:paragraph-rsid="01f69cb2"/>
    </style:style>
    <style:style style:name="P143" style:family="paragraph" style:parent-style-name="Heading_20_1">
      <style:paragraph-properties fo:break-before="page"/>
      <style:text-properties officeooo:rsid="02499fd1" officeooo:paragraph-rsid="02499fd1"/>
    </style:style>
    <style:style style:name="P144" style:family="paragraph" style:parent-style-name="Heading_20_1">
      <style:paragraph-properties fo:break-before="page"/>
      <style:text-properties officeooo:rsid="0282d2bc" officeooo:paragraph-rsid="0282d2bc"/>
    </style:style>
    <style:style style:name="P145" style:family="paragraph" style:parent-style-name="Heading_20_1">
      <style:paragraph-properties fo:break-before="page"/>
      <style:text-properties officeooo:rsid="021f92a5" officeooo:paragraph-rsid="021f92a5"/>
    </style:style>
    <style:style style:name="P146" style:family="paragraph" style:parent-style-name="Text_20_body" style:list-style-name="L1">
      <style:paragraph-properties fo:text-align="start" style:justify-single-word="false"/>
    </style:style>
    <style:style style:name="P147" style:family="paragraph" style:parent-style-name="Text_20_body" style:list-style-name="L1">
      <style:paragraph-properties fo:text-align="start" style:justify-single-word="false"/>
      <style:text-properties officeooo:paragraph-rsid="02073959"/>
    </style:style>
    <style:style style:name="P148" style:family="paragraph" style:parent-style-name="Text_20_body" style:list-style-name="L1">
      <style:paragraph-properties fo:text-align="start" style:justify-single-word="false"/>
      <style:text-properties officeooo:paragraph-rsid="00c9d92f"/>
    </style:style>
    <style:style style:name="P149" style:family="paragraph" style:parent-style-name="Text_20_body" style:list-style-name="L2">
      <style:paragraph-properties fo:text-align="start" style:justify-single-word="false"/>
    </style:style>
    <style:style style:name="P150" style:family="paragraph" style:parent-style-name="Text_20_body" style:list-style-name="L6">
      <style:paragraph-properties fo:text-align="start" style:justify-single-word="false"/>
      <style:text-properties officeooo:paragraph-rsid="0043508b"/>
    </style:style>
    <style:style style:name="P151" style:family="paragraph" style:parent-style-name="Text_20_body" style:list-style-name="L6">
      <style:paragraph-properties fo:text-align="start" style:justify-single-word="false"/>
      <style:text-properties officeooo:paragraph-rsid="004289af"/>
    </style:style>
    <style:style style:name="P152" style:family="paragraph" style:parent-style-name="Text_20_body" style:list-style-name="L12">
      <style:paragraph-properties fo:text-align="start" style:justify-single-word="false"/>
    </style:style>
    <style:style style:name="P153" style:family="paragraph" style:parent-style-name="Text_20_body" style:list-style-name="L18">
      <style:paragraph-properties fo:text-align="start" style:justify-single-word="false"/>
      <style:text-properties officeooo:paragraph-rsid="0183ae4a"/>
    </style:style>
    <style:style style:name="P154" style:family="paragraph" style:parent-style-name="Text_20_body" style:list-style-name="L24">
      <style:paragraph-properties fo:text-align="start" style:justify-single-word="false"/>
    </style:style>
    <style:style style:name="P155" style:family="paragraph" style:parent-style-name="Text_20_body" style:list-style-name="L3">
      <style:text-properties officeooo:rsid="0216ad3d" officeooo:paragraph-rsid="0216ad3d"/>
    </style:style>
    <style:style style:name="P156" style:family="paragraph" style:parent-style-name="Text_20_body" style:list-style-name="L3">
      <style:text-properties officeooo:rsid="0216ad3d" officeooo:paragraph-rsid="021a54dd"/>
    </style:style>
    <style:style style:name="P157" style:family="paragraph" style:parent-style-name="Text_20_body" style:list-style-name="L3">
      <style:text-properties officeooo:rsid="0217b315" officeooo:paragraph-rsid="0217b315"/>
    </style:style>
    <style:style style:name="P158" style:family="paragraph" style:parent-style-name="Text_20_body" style:list-style-name="L4">
      <style:text-properties officeooo:rsid="027508c8" officeooo:paragraph-rsid="027508c8"/>
    </style:style>
    <style:style style:name="P159" style:family="paragraph" style:parent-style-name="Text_20_body" style:list-style-name="L5">
      <style:text-properties officeooo:rsid="027508c8" officeooo:paragraph-rsid="027508c8"/>
    </style:style>
    <style:style style:name="P160" style:family="paragraph" style:parent-style-name="Text_20_body" style:list-style-name="L4">
      <style:text-properties officeooo:rsid="0276d2dd" officeooo:paragraph-rsid="0276d2dd"/>
    </style:style>
    <style:style style:name="P161" style:family="paragraph" style:parent-style-name="Text_20_body" style:list-style-name="L4">
      <style:text-properties officeooo:rsid="027ea8da" officeooo:paragraph-rsid="027ea8da"/>
    </style:style>
    <style:style style:name="P162" style:family="paragraph" style:parent-style-name="Text_20_body" style:list-style-name="L4">
      <style:text-properties officeooo:rsid="02797caa" officeooo:paragraph-rsid="02bea62e"/>
    </style:style>
    <style:style style:name="P163" style:family="paragraph" style:parent-style-name="Text_20_body" style:list-style-name="L4">
      <style:text-properties officeooo:rsid="0277a638" officeooo:paragraph-rsid="0277a638"/>
    </style:style>
    <style:style style:name="P164" style:family="paragraph" style:parent-style-name="Text_20_body" style:list-style-name="L5">
      <style:text-properties officeooo:rsid="0278fd26" officeooo:paragraph-rsid="0278fd26"/>
    </style:style>
    <style:style style:name="P165" style:family="paragraph" style:parent-style-name="Text_20_body" style:list-style-name="L5">
      <style:text-properties officeooo:rsid="027aa6b7" officeooo:paragraph-rsid="027aa6b7"/>
    </style:style>
    <style:style style:name="P166" style:family="paragraph" style:parent-style-name="Text_20_body" style:list-style-name="L7">
      <style:paragraph-properties fo:text-align="start" style:justify-single-word="false"/>
      <style:text-properties officeooo:rsid="00487cf1" officeooo:paragraph-rsid="00487cf1"/>
    </style:style>
    <style:style style:name="P167" style:family="paragraph" style:parent-style-name="Text_20_body" style:list-style-name="L8">
      <style:paragraph-properties fo:text-align="start" style:justify-single-word="false"/>
      <style:text-properties officeooo:rsid="004b3c1a" officeooo:paragraph-rsid="004b3c1a"/>
    </style:style>
    <style:style style:name="P168" style:family="paragraph" style:parent-style-name="Text_20_body" style:list-style-name="L8">
      <style:paragraph-properties fo:text-align="start" style:justify-single-word="false"/>
      <style:text-properties officeooo:rsid="004df307" officeooo:paragraph-rsid="004df307"/>
    </style:style>
    <style:style style:name="P169" style:family="paragraph" style:parent-style-name="Text_20_body" style:list-style-name="L9"/>
    <style:style style:name="P170" style:family="paragraph" style:parent-style-name="Text_20_body" style:list-style-name="L9">
      <style:text-properties officeooo:paragraph-rsid="000fc9db"/>
    </style:style>
    <style:style style:name="P171" style:family="paragraph" style:parent-style-name="Text_20_body" style:list-style-name="L10">
      <style:text-properties officeooo:rsid="0237ce9b" officeooo:paragraph-rsid="0237ce9b"/>
    </style:style>
    <style:style style:name="P172" style:family="paragraph" style:parent-style-name="Text_20_body" style:list-style-name="L10">
      <style:text-properties officeooo:rsid="0238ba45" officeooo:paragraph-rsid="0238ba45"/>
    </style:style>
    <style:style style:name="P173" style:family="paragraph" style:parent-style-name="Text_20_body" style:list-style-name="L10">
      <style:text-properties officeooo:rsid="0239e7ed" officeooo:paragraph-rsid="0239e7ed"/>
    </style:style>
    <style:style style:name="P174" style:family="paragraph" style:parent-style-name="Text_20_body" style:list-style-name="L10">
      <style:text-properties officeooo:rsid="023ba637" officeooo:paragraph-rsid="023ba637"/>
    </style:style>
    <style:style style:name="P175" style:family="paragraph" style:parent-style-name="Text_20_body" style:list-style-name="L10">
      <style:text-properties officeooo:rsid="023c93b0" officeooo:paragraph-rsid="023c93b0"/>
    </style:style>
    <style:style style:name="P176" style:family="paragraph" style:parent-style-name="Text_20_body" style:list-style-name="L10">
      <style:text-properties officeooo:rsid="024119ed" officeooo:paragraph-rsid="024119ed"/>
    </style:style>
    <style:style style:name="P177" style:family="paragraph" style:parent-style-name="Text_20_body" style:list-style-name="L11">
      <style:text-properties officeooo:rsid="0255f91c" officeooo:paragraph-rsid="0255f91c"/>
    </style:style>
    <style:style style:name="P178" style:family="paragraph" style:parent-style-name="Text_20_body" style:list-style-name="L11">
      <style:text-properties officeooo:rsid="0256bf15" officeooo:paragraph-rsid="0256bf15"/>
    </style:style>
    <style:style style:name="P179" style:family="paragraph" style:parent-style-name="Text_20_body" style:list-style-name="L13">
      <style:paragraph-properties fo:text-align="start" style:justify-single-word="false"/>
      <style:text-properties officeooo:rsid="028d9d19" officeooo:paragraph-rsid="028d9d19"/>
    </style:style>
    <style:style style:name="P180" style:family="paragraph" style:parent-style-name="Text_20_body" style:list-style-name="L13">
      <style:paragraph-properties fo:text-align="start" style:justify-single-word="false"/>
      <style:text-properties officeooo:rsid="0290c9dc" officeooo:paragraph-rsid="0290c9dc"/>
    </style:style>
    <style:style style:name="P181" style:family="paragraph" style:parent-style-name="Text_20_body" style:list-style-name="L14">
      <style:paragraph-properties fo:text-align="start" style:justify-single-word="false"/>
      <style:text-properties officeooo:rsid="0290c9dc" officeooo:paragraph-rsid="0290c9dc"/>
    </style:style>
    <style:style style:name="P182" style:family="paragraph" style:parent-style-name="Text_20_body" style:list-style-name="L14">
      <style:paragraph-properties fo:text-align="start" style:justify-single-word="false"/>
      <style:text-properties officeooo:rsid="0290c9dc" officeooo:paragraph-rsid="02b30aa5"/>
    </style:style>
    <style:style style:name="P183" style:family="paragraph" style:parent-style-name="Text_20_body" style:list-style-name="L14">
      <style:paragraph-properties fo:text-align="start" style:justify-single-word="false"/>
      <style:text-properties officeooo:rsid="0298be2a" officeooo:paragraph-rsid="02a756fe"/>
    </style:style>
    <style:style style:name="P184" style:family="paragraph" style:parent-style-name="Text_20_body" style:list-style-name="L14">
      <style:paragraph-properties fo:text-align="start" style:justify-single-word="false"/>
      <style:text-properties officeooo:rsid="02a57924" officeooo:paragraph-rsid="02a756fe"/>
    </style:style>
    <style:style style:name="P185" style:family="paragraph" style:parent-style-name="Text_20_body" style:list-style-name="L14">
      <style:paragraph-properties fo:text-align="start" style:justify-single-word="false"/>
      <style:text-properties officeooo:rsid="02b6aa3f" officeooo:paragraph-rsid="02b6aa3f"/>
    </style:style>
    <style:style style:name="P186" style:family="paragraph" style:parent-style-name="Text_20_body" style:list-style-name="L15">
      <style:paragraph-properties fo:text-align="start" style:justify-single-word="false"/>
      <style:text-properties officeooo:rsid="010d8c95" officeooo:paragraph-rsid="010d8c95"/>
    </style:style>
    <style:style style:name="P187" style:family="paragraph" style:parent-style-name="Text_20_body" style:list-style-name="L16">
      <style:paragraph-properties fo:text-align="start" style:justify-single-word="false"/>
      <style:text-properties officeooo:rsid="015b6a08" officeooo:paragraph-rsid="015b6a08"/>
    </style:style>
    <style:style style:name="P188" style:family="paragraph" style:parent-style-name="Text_20_body" style:list-style-name="L16">
      <style:paragraph-properties fo:text-align="start" style:justify-single-word="false"/>
      <style:text-properties style:text-position="0% 100%" officeooo:rsid="015c0fb1" officeooo:paragraph-rsid="015c0fb1"/>
    </style:style>
    <style:style style:name="P189" style:family="paragraph" style:parent-style-name="Text_20_body" style:list-style-name="L16">
      <style:paragraph-properties fo:text-align="start" style:justify-single-word="false"/>
      <style:text-properties style:text-position="0% 100%" officeooo:rsid="015fcbaa" officeooo:paragraph-rsid="015fcbaa"/>
    </style:style>
    <style:style style:name="P190" style:family="paragraph" style:parent-style-name="Text_20_body" style:list-style-name="L17">
      <style:paragraph-properties fo:text-align="start" style:justify-single-word="false"/>
      <style:text-properties style:text-position="0% 100%" officeooo:rsid="0156ea73" officeooo:paragraph-rsid="0156ea73"/>
    </style:style>
    <style:style style:name="P191" style:family="paragraph" style:parent-style-name="Text_20_body" style:list-style-name="L17">
      <style:paragraph-properties fo:text-align="start" style:justify-single-word="false"/>
      <style:text-properties style:text-position="0% 100%" officeooo:rsid="01572456" officeooo:paragraph-rsid="01572456"/>
    </style:style>
    <style:style style:name="P192" style:family="paragraph" style:parent-style-name="Text_20_body" style:list-style-name="L17">
      <style:paragraph-properties fo:text-align="start" style:justify-single-word="false"/>
      <style:text-properties style:text-position="0% 100%" officeooo:rsid="01572456" officeooo:paragraph-rsid="016cbe95"/>
    </style:style>
    <style:style style:name="P193" style:family="paragraph" style:parent-style-name="Text_20_body" style:list-style-name="L17">
      <style:paragraph-properties fo:text-align="start" style:justify-single-word="false"/>
      <style:text-properties style:text-position="0% 100%" officeooo:rsid="01572456" officeooo:paragraph-rsid="01576b75"/>
    </style:style>
    <style:style style:name="P194" style:family="paragraph" style:parent-style-name="Text_20_body" style:list-style-name="L19">
      <style:paragraph-properties fo:text-align="start" style:justify-single-word="false"/>
      <style:text-properties style:text-position="0% 100%" officeooo:rsid="01572456" officeooo:paragraph-rsid="017f67a3"/>
    </style:style>
    <style:style style:name="P195" style:family="paragraph" style:parent-style-name="Text_20_body" style:list-style-name="L19">
      <style:paragraph-properties fo:text-align="start" style:justify-single-word="false"/>
      <style:text-properties style:text-position="0% 100%" officeooo:rsid="017d0427" officeooo:paragraph-rsid="017d0427"/>
    </style:style>
    <style:style style:name="P196" style:family="paragraph" style:parent-style-name="Text_20_body" style:list-style-name="L16">
      <style:paragraph-properties fo:text-align="start" style:justify-single-word="false"/>
      <style:text-properties officeooo:rsid="015ca488" officeooo:paragraph-rsid="015ca488"/>
    </style:style>
    <style:style style:name="P197" style:family="paragraph" style:parent-style-name="Text_20_body" style:list-style-name="L16">
      <style:paragraph-properties fo:text-align="start" style:justify-single-word="false"/>
      <style:text-properties officeooo:rsid="015dedb1" officeooo:paragraph-rsid="015dedb1"/>
    </style:style>
    <style:style style:name="P198" style:family="paragraph" style:parent-style-name="Text_20_body" style:list-style-name="L16">
      <style:paragraph-properties fo:text-align="start" style:justify-single-word="false"/>
      <style:text-properties officeooo:rsid="015fcbaa" officeooo:paragraph-rsid="015fcbaa"/>
    </style:style>
    <style:style style:name="P199" style:family="paragraph" style:parent-style-name="Text_20_body" style:list-style-name="L16">
      <style:paragraph-properties fo:text-align="start" style:justify-single-word="false"/>
      <style:text-properties officeooo:rsid="01606274" officeooo:paragraph-rsid="01687abe"/>
    </style:style>
    <style:style style:name="P200" style:family="paragraph" style:parent-style-name="Text_20_body" style:list-style-name="">
      <style:text-properties officeooo:rsid="02114a48" officeooo:paragraph-rsid="02114a48"/>
    </style:style>
    <style:style style:name="P201" style:family="paragraph" style:parent-style-name="Text_20_body" style:list-style-name="L20"/>
    <style:style style:name="P202" style:family="paragraph" style:parent-style-name="Text_20_body" style:list-style-name="L21">
      <style:text-properties officeooo:paragraph-rsid="01f89768"/>
    </style:style>
    <style:style style:name="P203" style:family="paragraph" style:parent-style-name="Text_20_body" style:list-style-name="L21">
      <style:text-properties officeooo:rsid="01fa3f9f" officeooo:paragraph-rsid="01fa3f9f"/>
    </style:style>
    <style:style style:name="P204" style:family="paragraph" style:parent-style-name="Text_20_body" style:list-style-name="L21">
      <style:text-properties officeooo:rsid="021f71de" officeooo:paragraph-rsid="021f71de"/>
    </style:style>
    <style:style style:name="P205" style:family="paragraph" style:parent-style-name="Text_20_body" style:list-style-name="L21">
      <style:text-properties style:text-line-through-style="solid" style:text-line-through-type="single" officeooo:rsid="01fa64e9" officeooo:paragraph-rsid="01fa64e9"/>
    </style:style>
    <style:style style:name="P206" style:family="paragraph" style:parent-style-name="Text_20_body" style:list-style-name="L22">
      <style:text-properties officeooo:rsid="0282d2bc" officeooo:paragraph-rsid="0282d2bc"/>
    </style:style>
    <style:style style:name="P207" style:family="paragraph" style:parent-style-name="Text_20_body" style:list-style-name="L23"/>
    <style:style style:name="P208" style:family="paragraph" style:parent-style-name="Text_20_body" style:list-style-name="L23">
      <style:paragraph-properties fo:margin-top="0in" fo:margin-bottom="0in" style:contextual-spacing="false"/>
    </style:style>
    <style:style style:name="P209" style:family="paragraph" style:parent-style-name="Text_20_body" style:list-style-name="L25">
      <style:paragraph-properties fo:text-align="start" style:justify-single-word="false"/>
      <style:text-properties officeooo:rsid="00810387" officeooo:paragraph-rsid="00810387"/>
    </style:style>
    <style:style style:name="P210" style:family="paragraph" style:parent-style-name="Text_20_body" style:list-style-name="L25">
      <style:paragraph-properties fo:text-align="start" style:justify-single-word="false"/>
      <style:text-properties officeooo:rsid="0082d089" officeooo:paragraph-rsid="0082d089"/>
    </style:style>
    <style:style style:name="P211"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12"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13" style:family="paragraph" style:parent-style-name="Text_20_body" style:list-style-name="L25">
      <style:paragraph-properties fo:text-align="start" style:justify-single-word="false"/>
      <style:text-properties officeooo:rsid="0083254e" officeooo:paragraph-rsid="0083254e"/>
    </style:style>
    <style:style style:name="P214" style:family="paragraph" style:parent-style-name="Text_20_body" style:list-style-name="L26">
      <style:paragraph-properties fo:text-align="start" style:justify-single-word="false"/>
      <style:text-properties officeooo:rsid="0083254e" officeooo:paragraph-rsid="00887781"/>
    </style:style>
    <style:style style:name="P215" style:family="paragraph" style:parent-style-name="Text_20_body" style:list-style-name="L25">
      <style:paragraph-properties fo:text-align="start" style:justify-single-word="false"/>
      <style:text-properties officeooo:rsid="0086892f" officeooo:paragraph-rsid="008b4d44"/>
    </style:style>
    <style:style style:name="P216" style:family="paragraph" style:parent-style-name="Text_20_body" style:list-style-name="L26">
      <style:paragraph-properties fo:text-align="start" style:justify-single-word="false"/>
      <style:text-properties officeooo:rsid="00887781" officeooo:paragraph-rsid="00887781"/>
    </style:style>
    <style:style style:name="P217" style:family="paragraph" style:parent-style-name="Text_20_body" style:list-style-name="L26">
      <style:paragraph-properties fo:text-align="start" style:justify-single-word="false"/>
      <style:text-properties officeooo:rsid="008e719e" officeooo:paragraph-rsid="008e719e"/>
    </style:style>
    <style:style style:name="P218" style:family="paragraph" style:parent-style-name="Text_20_body">
      <style:text-properties officeooo:rsid="02f4813a" officeooo:paragraph-rsid="02f4813a"/>
    </style:style>
    <style:style style:name="P219" style:family="paragraph" style:parent-style-name="Text_20_body">
      <style:text-properties officeooo:rsid="02f669de" officeooo:paragraph-rsid="02f669de"/>
    </style:style>
    <style:style style:name="P220" style:family="paragraph" style:parent-style-name="Text_20_body">
      <style:text-properties officeooo:rsid="02f6827f" officeooo:paragraph-rsid="02f6827f"/>
    </style:style>
    <style:style style:name="P221" style:family="paragraph" style:parent-style-name="Text_20_body">
      <style:text-properties officeooo:rsid="02f845f2" officeooo:paragraph-rsid="02f845f2"/>
    </style:style>
    <style:style style:name="P222" style:family="paragraph" style:parent-style-name="Text_20_body">
      <style:text-properties officeooo:rsid="02fd2bc2" officeooo:paragraph-rsid="02fd2bc2"/>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officeooo:rsid="01a01b2e"/>
    </style:style>
    <style:style style:name="T187" style:family="text">
      <style:text-properties officeooo:rsid="01a10eae"/>
    </style:style>
    <style:style style:name="T188" style:family="text">
      <style:text-properties officeooo:rsid="01a2b707"/>
    </style:style>
    <style:style style:name="T189" style:family="text">
      <style:text-properties officeooo:rsid="01a3b396"/>
    </style:style>
    <style:style style:name="T190" style:family="text">
      <style:text-properties officeooo:rsid="01a53566"/>
    </style:style>
    <style:style style:name="T191" style:family="text">
      <style:text-properties officeooo:rsid="01a68812"/>
    </style:style>
    <style:style style:name="T192" style:family="text">
      <style:text-properties officeooo:rsid="01ab380a"/>
    </style:style>
    <style:style style:name="T193" style:family="text">
      <style:text-properties officeooo:rsid="01abda7d"/>
    </style:style>
    <style:style style:name="T194" style:family="text">
      <style:text-properties officeooo:rsid="01aec9f4"/>
    </style:style>
    <style:style style:name="T195" style:family="text">
      <style:text-properties officeooo:rsid="01b0bd14"/>
    </style:style>
    <style:style style:name="T196" style:family="text">
      <style:text-properties officeooo:rsid="01b223e1"/>
    </style:style>
    <style:style style:name="T197" style:family="text">
      <style:text-properties officeooo:rsid="01b27af5"/>
    </style:style>
    <style:style style:name="T198" style:family="text">
      <style:text-properties officeooo:rsid="01bb71dd"/>
    </style:style>
    <style:style style:name="T199" style:family="text">
      <style:text-properties officeooo:rsid="01c0b668"/>
    </style:style>
    <style:style style:name="T200" style:family="text">
      <style:text-properties officeooo:rsid="01c34726"/>
    </style:style>
    <style:style style:name="T201" style:family="text">
      <style:text-properties officeooo:rsid="01c7f875"/>
    </style:style>
    <style:style style:name="T202" style:family="text">
      <style:text-properties officeooo:rsid="01d3ee2b"/>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T218" style:family="text">
      <style:text-properties officeooo:rsid="02332f74"/>
    </style:style>
    <style:style style:name="T219" style:family="text">
      <style:text-properties officeooo:rsid="0234466d"/>
    </style:style>
    <style:style style:name="T220" style:family="text">
      <style:text-properties officeooo:rsid="0239e7ed"/>
    </style:style>
    <style:style style:name="T221" style:family="text">
      <style:text-properties officeooo:rsid="023ba637"/>
    </style:style>
    <style:style style:name="T222" style:family="text">
      <style:text-properties officeooo:rsid="023c93b0"/>
    </style:style>
    <style:style style:name="T223" style:family="text">
      <style:text-properties officeooo:rsid="023f4af5"/>
    </style:style>
    <style:style style:name="T224" style:family="text">
      <style:text-properties officeooo:rsid="023fea41"/>
    </style:style>
    <style:style style:name="T225" style:family="text">
      <style:text-properties officeooo:rsid="0241fc6b"/>
    </style:style>
    <style:style style:name="T226" style:family="text">
      <style:text-properties officeooo:rsid="0246035f"/>
    </style:style>
    <style:style style:name="T227" style:family="text">
      <style:text-properties officeooo:rsid="024a9eb8"/>
    </style:style>
    <style:style style:name="T228" style:family="text">
      <style:text-properties officeooo:rsid="02521626"/>
    </style:style>
    <style:style style:name="T229" style:family="text">
      <style:text-properties officeooo:rsid="0252d3f3"/>
    </style:style>
    <style:style style:name="T230" style:family="text">
      <style:text-properties officeooo:rsid="0258e65e"/>
    </style:style>
    <style:style style:name="T231" style:family="text">
      <style:text-properties officeooo:rsid="025c3f4a"/>
    </style:style>
    <style:style style:name="T232" style:family="text">
      <style:text-properties officeooo:rsid="025e0e6f"/>
    </style:style>
    <style:style style:name="T233" style:family="text">
      <style:text-properties officeooo:rsid="0260e200"/>
    </style:style>
    <style:style style:name="T234" style:family="text">
      <style:text-properties officeooo:rsid="0263d03c"/>
    </style:style>
    <style:style style:name="T235" style:family="text">
      <style:text-properties officeooo:rsid="02659496"/>
    </style:style>
    <style:style style:name="T236" style:family="text">
      <style:text-properties officeooo:rsid="0266dd49"/>
    </style:style>
    <style:style style:name="T237" style:family="text">
      <style:text-properties officeooo:rsid="026841c0"/>
    </style:style>
    <style:style style:name="T238" style:family="text">
      <style:text-properties officeooo:rsid="02695b15"/>
    </style:style>
    <style:style style:name="T239" style:family="text">
      <style:text-properties officeooo:rsid="026a6b42"/>
    </style:style>
    <style:style style:name="T240" style:family="text">
      <style:text-properties officeooo:rsid="026def50"/>
    </style:style>
    <style:style style:name="T241" style:family="text">
      <style:text-properties officeooo:rsid="026edfa5"/>
    </style:style>
    <style:style style:name="T242" style:family="text">
      <style:text-properties officeooo:rsid="0270dbc8"/>
    </style:style>
    <style:style style:name="T243" style:family="text">
      <style:text-properties officeooo:rsid="025041f0"/>
    </style:style>
    <style:style style:name="T244" style:family="text">
      <style:text-properties officeooo:rsid="01f89768"/>
    </style:style>
    <style:style style:name="T245" style:family="text">
      <style:text-properties officeooo:rsid="01397eb0"/>
    </style:style>
    <style:style style:name="T246" style:family="text">
      <style:text-properties officeooo:rsid="02718533"/>
    </style:style>
    <style:style style:name="T247" style:family="text">
      <style:text-properties officeooo:rsid="02729893"/>
    </style:style>
    <style:style style:name="T248" style:family="text">
      <style:text-properties officeooo:rsid="02731ff4"/>
    </style:style>
    <style:style style:name="T249" style:family="text">
      <style:text-properties officeooo:rsid="027bf1c2"/>
    </style:style>
    <style:style style:name="T250" style:family="text">
      <style:text-properties officeooo:rsid="027f6fd1"/>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811da"/>
    </style:style>
    <style:style style:name="T296" style:family="text">
      <style:text-properties officeooo:rsid="02db1922"/>
    </style:style>
    <style:style style:name="T297" style:family="text">
      <style:text-properties officeooo:rsid="02de2726"/>
    </style:style>
    <style:style style:name="T298" style:family="text">
      <style:text-properties officeooo:rsid="02de4aae"/>
    </style:style>
    <style:style style:name="T299" style:family="text">
      <style:text-properties officeooo:rsid="02e2c2f3"/>
    </style:style>
    <style:style style:name="T300" style:family="text">
      <style:text-properties officeooo:rsid="02e2fa5b"/>
    </style:style>
    <style:style style:name="T301" style:family="text">
      <style:text-properties officeooo:rsid="02e56639"/>
    </style:style>
    <style:style style:name="T302" style:family="text">
      <style:text-properties officeooo:rsid="02e64509"/>
    </style:style>
    <style:style style:name="T303" style:family="text">
      <style:text-properties officeooo:rsid="02e76448"/>
    </style:style>
    <style:style style:name="T304" style:family="text">
      <style:text-properties officeooo:rsid="02f2385b"/>
    </style:style>
    <style:style style:name="T305" style:family="text">
      <style:text-properties officeooo:rsid="02f85359"/>
    </style:style>
    <style:style style:name="T306" style:family="text">
      <style:text-properties officeooo:rsid="02fa3feb"/>
    </style:style>
    <style:style style:name="T307" style:family="text">
      <style:text-properties officeooo:rsid="02fbd66c"/>
    </style:style>
    <style:style style:name="T308" style:family="text">
      <style:text-properties officeooo:rsid="02fd86e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82">Echo Communications <text:span text:style-name="T256">Suite</text:span></text:p>
      <text:p text:style-name="P114">202<text:span text:style-name="T303">5</text:span>.<text:span text:style-name="T303">01</text:span>.<text:span text:style-name="T303">2</text:span><text:span text:style-name="T304">6</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8"><text:a xlink:type="simple" xlink:href="#__RefHeading__697_1754408385" text:style-name="Index_20_Link" text:visited-style-name="Index_20_Link">Introduction<text:tab/>4</text:a></text:p>
          <text:p text:style-name="P129"><text:a xlink:type="simple" xlink:href="#__RefHeading__804_1754408385" text:style-name="Index_20_Link" text:visited-style-name="Index_20_Link">Accounts<text:tab/>5</text:a></text:p>
          <text:p text:style-name="P129"><text:a xlink:type="simple" xlink:href="#__RefHeading__807_1754408385" text:style-name="Index_20_Link" text:visited-style-name="Index_20_Link">Adaptive Echo<text:tab/>7</text:a></text:p>
          <text:p text:style-name="P129"><text:a xlink:type="simple" xlink:href="#__RefHeading__186_1525007520" text:style-name="Index_20_Link" text:visited-style-name="Index_20_Link">Block Cipher Modes of Operation<text:tab/>8</text:a></text:p>
          <text:p text:style-name="P129"><text:a xlink:type="simple" xlink:href="#__RefHeading___Toc1165_1635037974" text:style-name="Index_20_Link" text:visited-style-name="Index_20_Link">Capabilities Sharing<text:tab/>9</text:a></text:p>
          <text:p text:style-name="P129"><text:a xlink:type="simple" xlink:href="#__RefHeading___Toc2133_3263081630" text:style-name="Index_20_Link" text:visited-style-name="Index_20_Link">Cascading Encryption<text:tab/>10</text:a></text:p>
          <text:p text:style-name="P129"><text:a xlink:type="simple" xlink:href="#__RefHeading__810_1754408385" text:style-name="Index_20_Link" text:visited-style-name="Index_20_Link">Communication Methods<text:tab/>11</text:a></text:p>
          <text:p text:style-name="P129"><text:a xlink:type="simple" xlink:href="#__RefHeading__297_1157459078" text:style-name="Index_20_Link" text:visited-style-name="Index_20_Link">Communication Model<text:tab/>12</text:a></text:p>
          <text:p text:style-name="P129"><text:a xlink:type="simple" xlink:href="#__RefHeading___Toc1909_830128324" text:style-name="Index_20_Link" text:visited-style-name="Index_20_Link">Communication Sessions<text:tab/>13</text:a></text:p>
          <text:p text:style-name="P129"><text:a xlink:type="simple" xlink:href="#__RefHeading___Toc1856_112550698" text:style-name="Index_20_Link" text:visited-style-name="Index_20_Link">Compilation Process<text:tab/>14</text:a></text:p>
          <text:p text:style-name="P129"><text:a xlink:type="simple" xlink:href="#__RefHeading__283_2127962396" text:style-name="Index_20_Link" text:visited-style-name="Index_20_Link">Configuration Settings<text:tab/>15</text:a></text:p>
          <text:p text:style-name="P129"><text:a xlink:type="simple" xlink:href="#__RefHeading__813_1754408385" text:style-name="Index_20_Link" text:visited-style-name="Index_20_Link">Constant-Time Comparison Function<text:tab/>16</text:a></text:p>
          <text:p text:style-name="P129"><text:a xlink:type="simple" xlink:href="#__RefHeading___Toc2096_3978727884" text:style-name="Index_20_Link" text:visited-style-name="Index_20_Link">DTLS<text:tab/>17</text:a></text:p>
          <text:p text:style-name="P129"><text:a xlink:type="simple" xlink:href="#__RefHeading___Toc2395_3948983249" text:style-name="Index_20_Link" text:visited-style-name="Index_20_Link">Dependencies<text:tab/>18</text:a></text:p>
          <text:p text:style-name="P129"><text:a xlink:type="simple" xlink:href="#__RefHeading__816_1754408385" text:style-name="Index_20_Link" text:visited-style-name="Index_20_Link">Echo<text:tab/>19</text:a></text:p>
          <text:p text:style-name="P129"><text:a xlink:type="simple" xlink:href="#__RefHeading__651_817640049" text:style-name="Index_20_Link" text:visited-style-name="Index_20_Link">Echo Public Key Sharing<text:tab/>20</text:a></text:p>
          <text:p text:style-name="P129"><text:a xlink:type="simple" xlink:href="#__RefHeading__266_198272384" text:style-name="Index_20_Link" text:visited-style-name="Index_20_Link">Electronic Mail<text:tab/>21</text:a></text:p>
          <text:p text:style-name="P129"><text:a xlink:type="simple" xlink:href="#__RefHeading___Toc649_890794201" text:style-name="Index_20_Link" text:visited-style-name="Index_20_Link">Electronic Mail Forward Secrecy<text:tab/>22</text:a></text:p>
          <text:p text:style-name="P129"><text:a xlink:type="simple" xlink:href="#__RefHeading__819_1754408385" text:style-name="Index_20_Link" text:visited-style-name="Index_20_Link">Encrypted and Authenticated Containers<text:tab/>23</text:a></text:p>
          <text:p text:style-name="P129"><text:a xlink:type="simple" xlink:href="#__RefHeading__603_490309552" text:style-name="Index_20_Link" text:visited-style-name="Index_20_Link">File Encryption<text:tab/>24</text:a></text:p>
          <text:p text:style-name="P129"><text:a xlink:type="simple" xlink:href="#__RefHeading___Toc2207_2542018587" text:style-name="Index_20_Link" text:visited-style-name="Index_20_Link">Forward Secrecy<text:tab/>25</text:a></text:p>
          <text:p text:style-name="P129"><text:a xlink:type="simple" xlink:href="#__RefHeading___Toc1120_495770474" text:style-name="Index_20_Link" text:visited-style-name="Index_20_Link">Fragmented StarBeams<text:tab/>26</text:a></text:p>
          <text:p text:style-name="P129"><text:a xlink:type="simple" xlink:href="#__RefHeading___Toc2273_505656901" text:style-name="Index_20_Link" text:visited-style-name="Index_20_Link">GPG<text:tab/>27</text:a></text:p>
          <text:p text:style-name="P129"><text:a xlink:type="simple" xlink:href="#__RefHeading__822_1754408385" text:style-name="Index_20_Link" text:visited-style-name="Index_20_Link">Key Derivation<text:tab/>28</text:a></text:p>
          <text:p text:style-name="P129"><text:a xlink:type="simple" xlink:href="#__RefHeading__210_12748797131" text:style-name="Index_20_Link" text:visited-style-name="Index_20_Link">Human Proxies<text:tab/>29</text:a></text:p>
          <text:p text:style-name="P129"><text:a xlink:type="simple" xlink:href="#__RefHeading__210_1274879713" text:style-name="Index_20_Link" text:visited-style-name="Index_20_Link">Hybrid System<text:tab/>30</text:a></text:p>
          <text:p text:style-name="P129"><text:a xlink:type="simple" xlink:href="#__RefHeading___Toc2262_74794747" text:style-name="Index_20_Link" text:visited-style-name="Index_20_Link">Kernel<text:tab/>31</text:a></text:p>
          <text:p text:style-name="P129"><text:a xlink:type="simple" xlink:href="#__RefHeading___Toc1332_384061765" text:style-name="Index_20_Link" text:visited-style-name="Index_20_Link">Local Private Application Interfaces (Patch Points)<text:tab/>32</text:a></text:p>
          <text:p text:style-name="P129"><text:a xlink:type="simple" xlink:href="#__RefHeading___Toc1246_1817743241" text:style-name="Index_20_Link" text:visited-style-name="Index_20_Link">McEliece<text:tab/>33</text:a></text:p>
          <text:p text:style-name="P129"><text:a xlink:type="simple" xlink:href="#__RefHeading___Toc2111_2506952086" text:style-name="Index_20_Link" text:visited-style-name="Index_20_Link">Multicasting<text:tab/>35</text:a></text:p>
          <text:p text:style-name="P129"><text:a xlink:type="simple" xlink:href="#__RefHeading__299_1157459078" text:style-name="Index_20_Link" text:visited-style-name="Index_20_Link">Multiple Devices<text:tab/>36</text:a></text:p>
          <text:p text:style-name="P129"><text:a xlink:type="simple" xlink:href="#__RefHeading___Toc1195_307987230" text:style-name="Index_20_Link" text:visited-style-name="Index_20_Link">Non-Volatile Congestion Control Memory<text:tab/>37</text:a></text:p>
          <text:p text:style-name="P129"><text:a xlink:type="simple" xlink:href="#__RefHeading___Toc1209_1984784944" text:style-name="Index_20_Link" text:visited-style-name="Index_20_Link">NTL<text:tab/>38</text:a></text:p>
          <text:p text:style-name="P129"><text:a xlink:type="simple" xlink:href="#__RefHeading___Toc2298_2908363741" text:style-name="Index_20_Link" text:visited-style-name="Index_20_Link">Other Options<text:tab/>39</text:a></text:p>
          <text:p text:style-name="P129"><text:a xlink:type="simple" xlink:href="#__RefHeading___Toc1036_18893826" text:style-name="Index_20_Link" text:visited-style-name="Index_20_Link">Pass-through Devices<text:tab/>41</text:a></text:p>
          <text:p text:style-name="P129"><text:a xlink:type="simple" xlink:href="#__RefHeading__253_527466761" text:style-name="Index_20_Link" text:visited-style-name="Index_20_Link">Poptastic<text:tab/>42</text:a></text:p>
          <text:p text:style-name="P129"><text:a xlink:type="simple" xlink:href="#__RefHeading___Toc4354_1630480501" text:style-name="Index_20_Link" text:visited-style-name="Index_20_Link">Prison Blues<text:tab/>43</text:a></text:p>
          <text:p text:style-name="P129"><text:a xlink:type="simple" xlink:href="#__RefHeading___Toc2127_2097532776" text:style-name="Index_20_Link" text:visited-style-name="Index_20_Link">Problems<text:tab/>44</text:a></text:p>
          <text:p text:style-name="P129"><text:a xlink:type="simple" xlink:href="#__RefHeading__169_1115980955" text:style-name="Index_20_Link" text:visited-style-name="Index_20_Link">Public Key Infrastructure<text:tab/>45</text:a></text:p>
          <text:p text:style-name="P129"><text:a xlink:type="simple" xlink:href="#__RefHeading___Toc1516_1997043320" text:style-name="Index_20_Link" text:visited-style-name="Index_20_Link">Public Key Sharing<text:tab/>46</text:a></text:p>
          <text:p text:style-name="P129"><text:a xlink:type="simple" xlink:href="#__RefHeading___Toc2244_1947043133" text:style-name="Index_20_Link" text:visited-style-name="Index_20_Link">Pure Forward Secrecy<text:tab/>47</text:a></text:p>
          <text:p text:style-name="P129"><text:a xlink:type="simple" xlink:href="#__RefHeading___Toc1373_1503577792" text:style-name="Index_20_Link" text:visited-style-name="Index_20_Link">Secure Memory<text:tab/>48</text:a></text:p>
          <text:p text:style-name="P129"><text:a xlink:type="simple" xlink:href="#__RefHeading___Toc2488_3571996465" text:style-name="Index_20_Link" text:visited-style-name="Index_20_Link">Server-less P2P<text:tab/>49</text:a></text:p>
          <text:p text:style-name="P129"><text:a xlink:type="simple" xlink:href="#__RefHeading___Toc631_61244466" text:style-name="Index_20_Link" text:visited-style-name="Index_20_Link">Sessions<text:tab/>50</text:a></text:p>
          <text:p text:style-name="P129"><text:a xlink:type="simple" xlink:href="#__RefHeading__330_678579420" text:style-name="Index_20_Link" text:visited-style-name="Index_20_Link">Socialist Millionaire Protocol<text:tab/>51</text:a></text:p>
          <text:p text:style-name="P129"><text:a xlink:type="simple" xlink:href="#__RefHeading___Toc1097_1460767439" text:style-name="Index_20_Link" text:visited-style-name="Index_20_Link">Sources of Entropy<text:tab/>52</text:a></text:p>
          <text:p text:style-name="P129"><text:a xlink:type="simple" xlink:href="#__RefHeading___Toc2002_1921997545" text:style-name="Index_20_Link" text:visited-style-name="Index_20_Link">Surreptitious Forwarding<text:tab/>53</text:a></text:p>
          <text:p text:style-name="P129"><text:a xlink:type="simple" xlink:href="#__RefHeading__230_1536820662" text:style-name="Index_20_Link" text:visited-style-name="Index_20_Link"><text:soft-page-break/>Two-Way Calling<text:tab/>54</text:a></text:p>
          <text:p text:style-name="P129"><text:a xlink:type="simple" xlink:href="#__RefHeading___Toc2164_1676095709" text:style-name="Index_20_Link" text:visited-style-name="Index_20_Link">UI Fields<text:tab/>55</text:a></text:p>
          <text:p text:style-name="P129"><text:a xlink:type="simple" xlink:href="#__RefHeading___Toc842_866388615" text:style-name="Index_20_Link" text:visited-style-name="Index_20_Link">Verifying Ownership of Public Keys<text:tab/>56</text:a></text:p>
          <text:p text:style-name="P129"><text:a xlink:type="simple" xlink:href="#__RefHeading___Toc839_866388615" text:style-name="Index_20_Link" text:visited-style-name="Index_20_Link">Wide Lanes<text:tab/>58</text:a></text:p>
          <text:p text:style-name="P129"><text:a xlink:type="simple" xlink:href="#__RefHeading___Toc748_390620771" text:style-name="Index_20_Link" text:visited-style-name="Index_20_Link">References<text:tab/>59</text:a></text:p>
        </text:index-body>
      </text:table-of-content>
      <text:h text:style-name="P130" text:outline-level="1"/>
      <text:h text:style-name="P131"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wo separate applications, a multi<text:span text:style-name="T207">tasking</text:span> kernel and a<text:span text:style-name="T242">n operator</text:span> interface. The two <text:span text:style-name="T139">applications</text:span> are written in C++ and require the Qt framework as well as an assortment of libraries. Qt versions Qt 5 <text:span text:style-name="T278">LTS and Qt 6 LTS</text:span> are supported<text:span text:style-name="T61">. Spot-On</text:span> is available on FreeBSD, Linux, <text:span text:style-name="T293">MacOS</text:span>, OS/2, and Windows. <text:span text:style-name="T152">In addition to supporting the x86 and x86-64 architectures, ARM, PowerPC, and SPARC are supported without any special provisions. </text:span><text:span text:style-name="T246">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31"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2">Synchronized clocks are required. </text:span>The protocol is weakened if <text:span text:style-name="T198">trusted </text:span>SSL/TLS is neglected, however. Please see the paragraph at the end of this section for additional details regarding the weakness. <text:span text:style-name="T219">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9">T</text:span>he Accounts procedure is as follows:</text:p>
      <text:list text:style-name="L1">
        <text:list-item>
          <text:p text:style-name="P146">Binding endpoints are responsible for defining account information. During the account-creation process, an account may be designated for one-time use. Account names and account passwords each require at least 32 bytes of data. <text:span text:style-name="T295">Both values are trimmed, that is, leading and trailing space characters are removed.</text:span></text:p>
        </text:list-item>
        <text:list-item>
          <text:p text:style-name="P146">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47">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90">Please note that the peer may submit credentials without having received an authentication request. This is acceptable.</text:span></text:p>
        </text:list-item>
        <text:list-item>
          <text:p text:style-name="P14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46">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1">Peers will ignore unsolicited authentication requests.</text:span></text:p>
        </text:list-item>
      </text:list>
      <text:p text:style-name="P2">Please note that the Accounts system <text:span text:style-name="T193">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5"><text:soft-page-break/>The use of nonces and timestamps, in conjunction with congestion control and the retaining of distributed nonces, should prevent <text:span text:style-name="T218">reflection, </text:span>reordering, and replay attacks.</text:p>
      <text:h text:style-name="P131"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49">A binding endpoint defines an Adaptive Echo token. <text:span text:style-name="T296">A token is trimmed, </text:span><text:span text:style-name="T297">t</text:span><text:span text:style-name="T296">hat is, leading and trailing space characters are removed. </text:span>The information must be distributed securely.</text:p>
        </text:list-item>
        <text:list-item>
          <text:p text:style-name="P149">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4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4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4"/>
      <text:h text:style-name="P131"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31"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7">so as</text:span> to <text:span text:style-name="T92">conform</text:span> to the client's preferences.</text:p>
      <text:p text:style-name="P34"/>
      <text:h text:style-name="P132" text:outline-level="1"><text:bookmark-start text:name="__RefHeading___Toc2133_3263081630"/>Cascading Encryption<text:bookmark-end text:name="__RefHeading___Toc2133_3263081630"/></text:h>
      <text:p text:style-name="P85">Spot-On implements multiple encryption. <text:span text:style-name="T210">The general implementation is as follows:</text:span></text:p>
      <text:list text:style-name="L3">
        <text:list-item>
          <text:p text:style-name="P155">If available, retrieve previously-established authentication and encryption keys.</text:p>
        </text:list-item>
        <text:list-item>
          <text:p text:style-name="P156">Retrieve random authentication and encryption keys. <text:span text:style-name="T213">Verify that the random credentials differ from those in step #1.</text:span></text:p>
        </text:list-item>
        <text:list-item>
          <text:p text:style-name="P155">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57">Generate a bundle from the data in step #3 <text:span text:style-name="T212">using the keys from step #1</text:span>: AES(#3) || HMAC(AES(#3)).</text:p>
        </text:list-item>
        <text:list-item>
          <text:p text:style-name="P157">If SSL/TLS is available, funnel the bundle <text:span text:style-name="T212">from step </text:span>#4 through the SSL/TLS layer.</text:p>
        </text:list-item>
      </text:list>
      <text:p text:style-name="P87"/>
      <text:h text:style-name="P131" text:outline-level="1"><text:bookmark-start text:name="__RefHeading__810_1754408385"/>Communication Methods<text:bookmark-end text:name="__RefHeading__810_1754408385"/></text:h>
      <text:p text:style-name="P2">Spot-On supports <text:span text:style-name="T63">Bluetooth,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3">Please note that <text:span text:style-name="T204">Bluetooth and </text:span>SCTP support require operating system support <text:span text:style-name="T276">and are therefore optional.</text:span></text:p>
      <text:p text:style-name="P2"/>
      <text:h text:style-name="P131"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4">C</text:span>alling systems require responses.</text:p>
      <text:p text:style-name="P35"/>
      <text:h text:style-name="P131" text:outline-level="1"><text:bookmark-start text:name="__RefHeading___Toc1909_830128324"/>Communication Sessions<text:bookmark-end text:name="__RefHeading___Toc1909_830128324"/></text:h>
      <text:p text:style-name="P76">This section describes some common <text:span text:style-name="T179">methods</text:span> which may be employed against <text:span text:style-name="T175">Spot-On in an attempt to destabilize the communications of two parties.</text:span></text:p>
      <text:p text:style-name="P78">Various attack <text:span text:style-name="T186">methods </text:span>include: <text:span text:style-name="T199">flood attack, re-ordering attack, </text:span>reflection attack, <text:span text:style-name="T200">and </text:span>replay attack.</text:p>
      <text:p text:style-name="P79">Public Spot-On devices are susceptible to flood attacks.</text:p>
      <text:p text:style-name="P77"><text:span text:style-name="T188">Save for </text:span><text:a xlink:type="simple" xlink:href="#__RefHeading___Toc1332_384061765" text:style-name="Index_20_Link" text:visited-style-name="Index_20_Link"><text:span text:style-name="T188">Local Private Application Interfaces</text:span></text:a><text:span text:style-name="T188">,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89">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1">ll </text:span>private-key portions of Spot-On <text:span text:style-name="T201">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31"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4">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31"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2">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31"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33" text:outline-level="1"><text:bookmark-start text:name="__RefHeading___Toc2096_3978727884"/>DTLS<text:bookmark-end text:name="__RefHeading___Toc2096_3978727884"/></text:h>
      <text:p text:style-name="P84">Spot-On supports DTLS <text:span text:style-name="T209">over </text:span><text:span text:style-name="T279">UDP </text:span><text:span text:style-name="T209">unicast. Qt version 5.12, or newer, is required.</text:span></text:p>
      <text:p text:style-name="P84"/>
      <text:h text:style-name="P134" text:outline-level="1"><text:bookmark-start text:name="__RefHeading___Toc2395_3948983249"/>Dependencies<text:bookmark-end text:name="__RefHeading___Toc2395_3948983249"/></text:h>
      <text:p text:style-name="P108">Spot-On is an elastic, highly-configurable application.</text:p>
      <text:p text:style-name="P106">Optional <text:span text:style-name="T249">Dependencies</text:span></text:p>
      <text:list text:style-name="L4">
        <text:list-item>
          <text:p text:style-name="P158">Bluetooth</text:p>
        </text:list-item>
        <text:list-item>
          <text:p text:style-name="P160">DTLS</text:p>
        </text:list-item>
        <text:list-item>
          <text:p text:style-name="P160">GPGME</text:p>
        </text:list-item>
        <text:list-item>
          <text:p text:style-name="P158">GeoIP</text:p>
        </text:list-item>
        <text:list-item>
          <text:p text:style-name="P158">McEliece</text:p>
        </text:list-item>
        <text:list-item>
          <text:p text:style-name="P158">NTRU</text:p>
        </text:list-item>
        <text:list-item>
          <text:p text:style-name="P161">POSIX Threads</text:p>
        </text:list-item>
        <text:list-item>
          <text:p text:style-name="P158">Poptastic</text:p>
        </text:list-item>
        <text:list-item>
          <text:p text:style-name="P162">PostgreSQL</text:p>
        </text:list-item>
        <text:list-item>
          <text:p text:style-name="P158">SCTP</text:p>
        </text:list-item>
        <text:list-item>
          <text:p text:style-name="P163">WebEngine</text:p>
        </text:list-item>
        <text:list-item>
          <text:p text:style-name="P163">WebKit</text:p>
        </text:list-item>
        <text:list-item>
          <text:p text:style-name="P158">WebSockets</text:p>
        </text:list-item>
      </text:list>
      <text:p text:style-name="P106">Required <text:span text:style-name="T249">Dependencies</text:span></text:p>
      <text:list text:style-name="L5">
        <text:list-item>
          <text:p text:style-name="P164">GPGError</text:p>
        </text:list-item>
        <text:list-item>
          <text:p text:style-name="P159">G<text:span text:style-name="T250">c</text:span>rypt</text:p>
        </text:list-item>
        <text:list-item>
          <text:p text:style-name="P164">OpenSSL</text:p>
        </text:list-item>
        <text:list-item>
          <text:p text:style-name="P165">Qt</text:p>
        </text:list-item>
      </text:list>
      <text:p text:style-name="P107"/>
      <text:h text:style-name="P131"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31"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50">A community is created. The community is defined by a pair of authentication and encryption keys. The keys are derived via the PBKDF2 function.</text:p>
        </text:list-item>
        <text:list-item>
          <text:p text:style-name="P15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31"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5">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31"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66">Permanent public key pairs have been exchanged correctly.</text:p>
        </text:list-item>
        <text:list-item>
          <text:p text:style-name="P166">The <text:span text:style-name="T31">respective </text:span>kernel<text:span text:style-name="T30">s</text:span> remain active during the <text:span text:style-name="T25">exchange</text:span> <text:span text:style-name="T227">window</text:span>.</text:p>
        </text:list-item>
      </text:list>
      <text:p text:style-name="P40">Protocol:</text:p>
      <text:list text:style-name="L8">
        <text:list-item>
          <text:p text:style-name="P167">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67"><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67">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67">B generates private authentication and encryption keys. The keys are recorded locally.</text:p>
        </text:list-item>
        <text:list-item>
          <text:p text:style-name="P167">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68"><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1">The <text:span text:style-name="T32">session </text:span>keys generated in the fourth step may remain in use until one of the parties decides to establish new <text:span text:style-name="T32">session </text:span>keys.</text:p>
      <text:p text:style-name="P42">Signatures are required over the Poptastic transport.</text:p>
      <text:p text:style-name="P42"/>
      <text:h text:style-name="P131"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70">If the size of the original data is less than the specified cipher's block size, the original data is re-sized such that its new size is identical to the cipher's block size. A zero-byte pad is applied.</text:p>
        </text:list-item>
        <text:list-item>
          <text:p text:style-name="P169">Append the size of the original data to the <text:span text:style-name="T76">potentially-padded</text:span> container.</text:p>
        </text:list-item>
        <text:list-item>
          <text:p text:style-name="P169">Encrypt the augmented data via the selected cipher and specified mode.</text:p>
        </text:list-item>
        <text:list-item>
          <text:p text:style-name="P169">Compute a keyed-hash of the encrypted container.</text:p>
        </text:list-item>
        <text:list-item>
          <text:p text:style-name="P169">Concatenate the hash output with the encrypted data, H<text:span text:style-name="T1">Hash Key</text:span>(E<text:span text:style-name="T1">Encryption Key</text:span>(Data || <text:span text:style-name="T137">Random || </text:span>Size(Data))) || E<text:span text:style-name="T1">Encryption Key</text:span>(Data || <text:span text:style-name="T137">Random || </text:span>Size(Data)).</text:p>
        </text:list-item>
      </text:list>
      <text:p text:style-name="Text_20_body">Spot-On also includes a mechanism for re-encoding <text:span text:style-name="T280">local </text:span>data if new authentication and encryption keys are desired.</text:p>
      <text:p text:style-name="P43"/>
      <text:h text:style-name="P131"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6"/>
      <text:h text:style-name="P135" text:outline-level="1"><text:bookmark-start text:name="__RefHeading___Toc2207_2542018587"/>Forward Secrecy<text:bookmark-end text:name="__RefHeading___Toc2207_2542018587"/></text:h>
      <text:p text:style-name="P97">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71"><text:span text:style-name="T224">An</text:span> operator initiates a Forward Secrecy request. <text:span text:style-name="T222">Public key options are offered.</text:span></text:p>
        </text:list-item>
        <text:list-item>
          <text:p text:style-name="P172">A<text:span text:style-name="T223">n ephemeral</text:span> private and public key pair is generated and recorded in the <text:span text:style-name="T226">initiating peer’s k</text:span>ernel’s address space.</text:p>
        </text:list-item>
        <text:list-item>
          <text:p text:style-name="P172">A <text:span text:style-name="T220">bundle which includes the ephemeral Forward Secrecy public key is created. If required, a signature is included in the bundle.</text:span></text:p>
        </text:list-item>
        <text:list-item>
          <text:p text:style-name="P173">The bundle is transferred to the destination peer.</text:p>
        </text:list-item>
        <text:list-item>
          <text:p text:style-name="P172">Upon receiving a valid Forward Secrecy request, the destination peer <text:span text:style-name="T221">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74">The private-key information is bundled, signed if necessary, and transferred to the initiating peer.</text:p>
        </text:list-item>
        <text:list-item>
          <text:p text:style-name="P175">Upon receiving a valid Forward Secrecy response, the initiating peer deciphers the private-key bundle using the ephemeral private key and locally records the private-key information.</text:p>
        </text:list-item>
        <text:list-item>
          <text:p text:style-name="P176">The ephemeral private and public key pair is discarded from the <text:span text:style-name="T225">initiating peer’s k</text:span>ernel’s address space.</text:p>
        </text:list-item>
      </text:list>
      <text:p text:style-name="P98"/>
      <text:h text:style-name="P131" text:outline-level="1"><text:bookmark-start text:name="__RefHeading___Toc1120_495770474"/>Fragmented StarBeams<text:bookmark-end text:name="__RefHeading___Toc1120_495770474"/></text:h>
      <text:p text:style-name="P45"><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5"/>
      <text:h text:style-name="P136" text:outline-level="1"><text:bookmark-start text:name="__RefHeading___Toc2273_505656901"/>GPG<text:bookmark-end text:name="__RefHeading___Toc2273_505656901"/></text:h>
      <text:p text:style-name="P101">Spot-On supports GPG via Rosetta. Decryption, encryption, signing, and signature verification are included.</text:p>
      <text:list text:style-name="L11">
        <text:list-item>
          <text:p text:style-name="P177">GPG public keys may be imported via Spot-On. If GPG keys are removed from Spot-On, their corresponding entries in the local keyring are also removed.</text:p>
        </text:list-item>
        <text:list-item>
          <text:p text:style-name="P177">Digital signatures are optional.</text:p>
        </text:list-item>
        <text:list-item>
          <text:p text:style-name="P178">Removal of GPG keys from the local keyring will not percolate to Spot-On.</text:p>
        </text:list-item>
        <text:list-item>
          <text:p text:style-name="P177">Spot-On does not retain private GPG keys.</text:p>
        </text:list-item>
        <text:list-item>
          <text:p text:style-name="P177">Spot-On is not responsible for generating GPG keys.</text:p>
        </text:list-item>
      </text:list>
      <text:p text:style-name="P102"/>
      <text:h text:style-name="P131"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52">Generate a cryptographic salt. The size of the salt is configurable.</text:p>
        </text:list-item>
        <text:list-item>
          <text:p text:style-name="P152">Derive a temporary key via the PBKDF2 function. The hash algorithm, iteration count, passphrase (question/answer), and salt are input parameters to the function. All of the aforementioned parameters are configurable.</text:p>
        </text:list-item>
        <text:list-item>
          <text:p text:style-name="P152">Using the temporary key from the previous step, derive a new key via the PBKDF2 function. The previous parameters are also used, however, the temporary key replaces the passphrase (question/answer).</text:p>
        </text:list-item>
        <text:list-item>
          <text:p text:style-name="P15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37" text:outline-level="1"><text:bookmark-start text:name="__RefHeading__210_12748797131"/>Human Proxies<text:bookmark-end text:name="__RefHeading__210_12748797131"/></text:h>
      <text:p text:style-name="P111">Introduced in early 2023, the Human Proxies project is another interesting aspect of the serendipitous Echo. Let’s begin.</text:p>
      <text:p text:style-name="P111">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1">Human Proxies project description follows.</text:p>
      <text:list text:style-name="L13">
        <text:list-item>
          <text:p text:style-name="P179">A specifies B as a messaging proxy.</text:p>
        </text:list-item>
        <text:list-item>
          <text:p text:style-name="P179">A writes a message to one or more participants, <text:span text:style-name="T258">perhaps even B.</text:span></text:p>
        </text:list-item>
        <text:list-item>
          <text:p text:style-name="P179">For a recipient R, the transmitted message is B(R(M)). R(M) contains some important information. B(…) is a traditional message.</text:p>
        </text:list-item>
        <text:list-item>
          <text:p text:style-name="P179">Once B receives B(R(M)), <text:span text:style-name="T259">it extracts R(M) through the traditional Spot-On mechanisms and detects that R(M) is present. How? R(M) contains a special </text:span><text:span text:style-name="T275">message type.</text:span></text:p>
        </text:list-item>
        <text:list-item>
          <text:p text:style-name="P180">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180">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2">Let’s consider some interesting aspects of the Human Proxies project.</text:p>
      <text:list text:style-name="L14">
        <text:list-item>
          <text:p text:style-name="P181">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183">B cannot read C’s message.</text:p>
        </text:list-item>
        <text:list-item>
          <text:p text:style-name="P184">B does not know that C is the recipient.</text:p>
        </text:list-item>
        <text:list-item>
          <text:p text:style-name="P185">How does this new protocol behave in the world of the Adaptive Echo?</text:p>
        </text:list-item>
        <text:list-item>
          <text:p text:style-name="P182">Human Proxies may be further enhanced. For example, B may transform R’(M) into V(R’(M)) where V is B’s proxy.</text:p>
        </text:list-item>
        <text:list-item>
          <text:p text:style-name="P181">In our example, B and C are <text:span text:style-name="T272">not </text:span><text:span text:style-name="T269">paired and are therefore </text:span>not aware of one another.</text:p>
        </text:list-item>
      </text:list>
      <text:p text:style-name="P112"/>
      <text:h text:style-name="P131"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38" text:outline-level="1"><text:bookmark-start text:name="__RefHeading___Toc2262_74794747"/>Kernel<text:bookmark-end text:name="__RefHeading___Toc2262_74794747"/></text:h>
      <text:p text:style-name="P104"><text:span text:style-name="T243">The Spot-On Kernel is an independent process </text:span><text:span text:style-name="T228">which is </text:span><text:span text:style-name="T243">responsible for most of the network activities of Spot-On. The kernel may be launched via a terminal </text:span><text:span text:style-name="T229">and </text:span><text:span text:style-name="T243">the </text:span><text:span text:style-name="T242">operator</text:span><text:span text:style-name="T243"> interface. In general, many of the activities of Spot-On do not require the presence of a</text:span><text:span text:style-name="T274">n</text:span><text:span text:style-name="T243"> </text:span><text:span text:style-name="T242">operator</text:span><text:span text:style-name="T243"> interface.</text:span></text:p>
      <text:p text:style-name="P100"/>
      <text:h text:style-name="P131" text:outline-level="1"><text:bookmark-start text:name="__RefHeading___Toc1332_384061765"/>Local Private Application Interfaces (<text:span text:style-name="T217">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186">Decide <text:span text:style-name="T130">on </text:span>the interface of the application. That is, Bluetooth, TCP, etc. <text:span text:style-name="T130">Does it require SSL/TLS?</text:span></text:p>
        </text:list-item>
        <text:list-item>
          <text:p text:style-name="P186">Create a local private listener, say 127.0.0.1:4710.</text:p>
        </text:list-item>
        <text:list-item>
          <text:p text:style-name="P186">Enable the pass-through setting on the listener.</text:p>
        </text:list-item>
        <text:list-item>
          <text:p text:style-name="P186">Prepare the pseudo-private credentials via a context menu.</text:p>
        </text:list-item>
        <text:list-item>
          <text:p text:style-name="P186">Distribute the credentials to your partners. Remember, these are not necessarily private credentials. However, let’s consider them as such.</text:p>
        </text:list-item>
        <text:list-item>
          <text:p text:style-name="P186">Initiate the Spot-On kernel process.</text:p>
        </text:list-item>
        <text:list-item>
          <text:p text:style-name="P186">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6">A similar approach may be used to define private-application neighbors.</text:span></text:p>
      <text:p text:style-name="P47">Some other interestin<text:span text:style-name="T134">g conclusions follow</text:span>.</text:p>
      <text:p text:style-name="P48">Adaptive echoes are not supported on private-application interfaces.</text:p>
      <text:p text:style-name="P47">Applications may not be able to support Spot-On accounts. Therefore, Spot-On accounts are not observed for <text:span text:style-name="T133">private-application</text:span> listeners.</text:p>
      <text:p text:style-name="P47">Echo modes <text:span text:style-name="T132">and lane widths </text:span>are <text:span text:style-name="T142">regarded</text:span>.</text:p>
      <text:p text:style-name="P47">If congestion control becomes an issue, you may wish to prolong the congestion timer.</text:p>
      <text:p text:style-name="P49">Spot-On guarantee<text:span text:style-name="T142">s</text:span> ordered <text:span text:style-name="T135">data </text:span>delivery.</text:p>
      <text:p text:style-name="P50">Strange behavior may occur if multiple applications <text:span text:style-name="T146">share </text:span>a <text:span text:style-name="T197">common</text:span> channel.</text:p>
      <text:p text:style-name="P50"/>
      <text:h text:style-name="P131" text:outline-level="1"><text:bookmark-start text:name="__RefHeading___Toc1246_1817743241"/>McEliece<text:bookmark-end text:name="__RefHeading___Toc1246_1817743241"/></text:h>
      <text:p text:style-name="P51">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2">Some general information. Spot-On supports m value 11 and t value<text:span text:style-name="T136"> </text:span>51. <text:span text:style-name="T136">For m = 11 and t = 51</text:span>, k = 1487 and n = 2048. As a result, the message expansion factor is approximately 1.4. <text:span text:style-name="T206">Parameters m = 12 and t = 68 are also provided.</text:span></text:p>
      <text:p text:style-name="P61">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9"><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8"><text:span text:style-name="T107">D</text:span><text:span text:style-name="T96">ecryption</text:span></text:p>
      <text:list text:style-name="L16">
        <text:list-item>
          <text:p text:style-name="P187"><text:span text:style-name="T96">Decrypt, via McEliece, c</text:span><text:span text:style-name="T1">1</text:span><text:span text:style-name="T96"> </text:span><text:span text:style-name="T108">to obtain the original message m.</text:span></text:p>
        </text:list-item>
        <text:list-item>
          <text:p text:style-name="P187"><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188">Compute the <text:span text:style-name="T205">SHA</text:span>-<text:span text:style-name="T205">256</text:span> digest of <text:span text:style-name="T160">e</text:span>.</text:p>
        </text:list-item>
        <text:list-item>
          <text:p text:style-name="P196"><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197"><text:span text:style-name="T96">Compute mcar = c</text:span><text:span text:style-name="T1">2</text:span><text:span text:style-name="T96"> xor </text:span><text:span text:style-name="T113">k</text:span><text:span text:style-name="T6">2</text:span><text:span text:style-name="T96">.</text:span></text:p>
        </text:list-item>
        <text:list-item>
          <text:p text:style-name="P189">Compute the SHA-<text:span text:style-name="T205">256</text:span> digest of e || mcar.</text:p>
        </text:list-item>
        <text:list-item>
          <text:p text:style-name="P198"><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199"><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3">Encryption</text:p>
      <text:list text:style-name="L17">
        <text:list-item>
          <text:p text:style-name="P190">Generate a random vector e of length n. <text:span text:style-name="T168">The vector e will contain t randomly-dispersed ones</text:span>.</text:p>
        </text:list-item>
        <text:list-item>
          <text:p text:style-name="P191">Compute the SHA-<text:span text:style-name="T205">256</text:span> digest of e || m, where m is the <text:span text:style-name="T161">original</text:span> message.</text:p>
        </text:list-item>
        <text:list-item>
          <text:p text:style-name="P191">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192"><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191">Compute the SHA-<text:span text:style-name="T205">256</text:span> digest of e.</text:p>
        </text:list-item>
        <text:list-item>
          <text:p text:style-name="P191">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193">Compute c<text:span text:style-name="T1">2</text:span> = <text:span text:style-name="T165">k</text:span><text:span text:style-name="T10">2</text:span> <text:span text:style-name="T156">xor</text:span> m.</text:p>
        </text:list-item>
        <text:list-item>
          <text:p text:style-name="P191">Transfer c<text:span text:style-name="T1">1</text:span>, c<text:span text:style-name="T1">2</text:span>, s<text:span text:style-name="T1">1</text:span>, and s<text:span text:style-name="T1">2</text:span>.</text:p>
        </text:list-item>
      </text:list>
      <text:p text:style-name="P64"><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7">Decryption</text:p>
      <text:list text:style-name="L18">
        <text:list-item>
          <text:p text:style-name="P153"><text:span text:style-name="T112">Decrypt, via McEliece, c</text:span><text:span text:style-name="T11">1</text:span><text:span text:style-name="T112"> </text:span><text:span text:style-name="T108">to obtain the original message m.</text:span></text:p>
        </text:list-item>
        <text:list-item>
          <text:p text:style-name="P153"><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53"><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53"><text:span text:style-name="T119">Compute mcar = c</text:span><text:span text:style-name="T12">2</text:span><text:span text:style-name="T119"> xor </text:span><text:span text:style-name="T113">k</text:span><text:span text:style-name="T6">2</text:span><text:span text:style-name="T119">.</text:span></text:p>
        </text:list-item>
        <text:list-item>
          <text:p text:style-name="P153"><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53"><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6">Encryption</text:p>
      <text:list text:style-name="L19">
        <text:list-item>
          <text:p text:style-name="P195">Generate a random vector e of length n. The vector e will contain t randomly-dispersed ones.</text:p>
        </text:list-item>
        <text:list-item>
          <text:p text:style-name="P194">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194">Compute c<text:span text:style-name="T1">1</text:span> = <text:span text:style-name="T163">k</text:span><text:span text:style-name="T8">1</text:span> <text:span text:style-name="T157">*</text:span><text:span text:style-name="T159"> </text:span><text:span text:style-name="T158">Ĝ</text:span> + e.</text:p>
        </text:list-item>
        <text:list-item>
          <text:p text:style-name="P194">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194">Compute c<text:span text:style-name="T1">2</text:span> = <text:span text:style-name="T165">k</text:span><text:span text:style-name="T10">2</text:span> <text:span text:style-name="T156">xor</text:span> m.</text:p>
        </text:list-item>
        <text:list-item>
          <text:p text:style-name="P194">Transfer c<text:span text:style-name="T1">1</text:span> <text:span text:style-name="T172">and </text:span>c<text:span text:style-name="T1">2</text:span>.</text:p>
        </text:list-item>
      </text:list>
      <text:p text:style-name="P65"/>
      <text:h text:style-name="P139" text:outline-level="1"><text:bookmark-start text:name="__RefHeading___Toc2111_2506952086"/>Multicasting<text:bookmark-end text:name="__RefHeading___Toc2111_2506952086"/></text:h>
      <text:p text:style-name="P86"><text:bookmark-start text:name="__RefHeading___Toc2113_2506952086"/>UDP multicasting is available via neighbors. UDP multicast listeners are not necessary. Sample UDP multicast address: 239.255.43.21.<text:bookmark-end text:name="__RefHeading___Toc2113_2506952086"/></text:p>
      <text:h text:style-name="P200" text:outline-level="1"/>
      <text:h text:style-name="P131"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31"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31"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2">If Spot-On is prepared via spot-on.pro, </text:span>a <text:span text:style-name="T126">shared</text:span> form of the library <text:span text:style-name="T202">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8">s</text:span><text:span text:style-name="T94">://www.shoup.net/ntl</text:span></text:a><text:span text:style-name="T94">. Newer compilers may support NTL’s exceptions implementation. Please see the DoConfig file. Please read the Documentation/MCELIECE document for </text:span><text:span text:style-name="T307">newest</text:span><text:span text:style-name="T94"> information.</text:span></text:p>
      <text:p text:style-name="P29"/>
      <text:h text:style-name="P140" text:outline-level="1"><text:bookmark-start text:name="__RefHeading___Toc2298_2908363741"/>Other Options<text:bookmark-end text:name="__RefHeading___Toc2298_2908363741"/></text:h>
      <text:p text:style-name="P103">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27">Property</text:p>
          </table:table-cell>
          <table:table-cell table:style-name="Table.A1" office:value-type="string">
            <text:p text:style-name="P127">Description</text:p>
          </table:table-cell>
        </table:table-row>
        <table:table-row>
          <table:table-cell table:style-name="Table.A2" office:value-type="string">
            <text:p text:style-name="P115">FORTUNA_QUERY_INTERVAL_MS<text:span text:style-name="T302">ECS</text:span></text:p>
          </table:table-cell>
          <table:table-cell table:style-name="Table.B2" office:value-type="string">
            <text:p text:style-name="P118">Query the specified Fortuna server at the defined <text:span text:style-name="T298">millisecond </text:span>interval. Disabled if zero or less.</text:p>
          </table:table-cell>
        </table:table-row>
        <table:table-row table:style-name="Table.3">
          <table:table-cell table:style-name="Table.A3" office:value-type="string">
            <text:p text:style-name="P115">FORTUNA_URL</text:p>
          </table:table-cell>
          <table:table-cell table:style-name="Table.B3" office:value-type="string">
            <text:p text:style-name="P118">Defines the Fortuna server. For example, http(s)://192.168.178.85:5000. Disabled if the URL is empty or invalid.</text:p>
          </table:table-cell>
        </table:table-row>
        <table:table-row table:style-name="Table.3">
          <table:table-cell table:style-name="Table.A2" office:value-type="string">
            <text:p text:style-name="P115">GIT_LOCAL_DIRECTORY</text:p>
          </table:table-cell>
          <table:table-cell table:style-name="Table.B2" office:value-type="string">
            <text:p text:style-name="P124">Readable and writable GIT directory.</text:p>
          </table:table-cell>
        </table:table-row>
        <table:table-row table:style-name="Table.3">
          <table:table-cell table:style-name="Table.A3" office:value-type="string">
            <text:p text:style-name="P123">GIT_SITE_CLONE</text:p>
          </table:table-cell>
          <table:table-cell table:style-name="Table.B3" office:value-type="string">
            <text:p text:style-name="P124">The remote repository for cloning. A copy of the repository will be placed in GIT_LOCAL_DIRECTORY.</text:p>
          </table:table-cell>
        </table:table-row>
        <table:table-row>
          <table:table-cell table:style-name="Table.A2" office:value-type="string">
            <text:p text:style-name="P115">GIT_SITE_PUSH</text:p>
          </table:table-cell>
          <table:table-cell table:style-name="Table.B2" office:value-type="string">
            <text:p text:style-name="P124">The remote GIT repository for placing messages.</text:p>
          </table:table-cell>
        </table:table-row>
        <table:table-row>
          <table:table-cell table:style-name="Table.A3" office:value-type="string">
            <text:p text:style-name="P115">MAXIMUM_KERNEL_WEB_SERVER_SOCKET_READ_BUFFER_SIZE</text:p>
          </table:table-cell>
          <table:table-cell table:style-name="Table.B3" office:value-type="string">
            <text:p text:style-name="P119"><text:span text:style-name="T233">Preferred </text:span><text:span text:style-name="T234">read </text:span><text:span text:style-name="T235">buffer</text:span><text:span text:style-name="T233"> size of a Web server socket. Defaults to 4096 bytes. </text:span><text:span text:style-name="T236">A value </text:span><text:span text:style-name="T238">less than or equal to zero </text:span><text:span text:style-name="T236">sets an unlimited </text:span><text:span text:style-name="T239">buffer </text:span><text:span text:style-name="T236">size. </text:span><text:span text:style-name="T233">Be careful.</text:span></text:p>
          </table:table-cell>
        </table:table-row>
        <table:table-row>
          <table:table-cell table:style-name="Table.A2" office:value-type="string">
            <text:p text:style-name="P115">P2P_SERVERLESS_CONNECT_INTERVAL_MS<text:span text:style-name="T302">ECS</text:span></text:p>
          </table:table-cell>
          <table:table-cell table:style-name="Table.B2" office:value-type="string">
            <text:p text:style-name="P120">Server-less peers will attempt to establish TCP connections after the specified number of milliseconds have elapsed. <text:span text:style-name="T254">Defaults to 1 and must be in the range [0, 1500].</text:span></text:p>
          </table:table-cell>
        </table:table-row>
        <table:table-row>
          <table:table-cell table:style-name="Table.A3" office:value-type="string">
            <text:p text:style-name="P116">PUBLISHED_PAGES</text:p>
          </table:table-cell>
          <table:table-cell table:style-name="Table.B3" office:value-type="string">
            <text:p text:style-name="P117">Absolute-<text:span text:style-name="T300">Directory</text:span>-Path, Title-Line-Number, URL-Line-Number. The directory must be readable and writable. The line numbers must be in <text:span text:style-name="T301">the set {1, 2} as well as be </text:span>unique. <text:span text:style-name="T299">Files are removed after processing.</text:span></text:p>
          </table:table-cell>
        </table:table-row>
        <table:table-row table:style-name="Table.3">
          <table:table-cell table:style-name="Table.A2" office:value-type="string">
            <text:p text:style-name="P115">SMP_PREFERRED_HASH_ALGORITHM</text:p>
          </table:table-cell>
          <table:table-cell table:style-name="Table.B2" office:value-type="string">
            <text:p text:style-name="P121">The preferred hash algorithm for SMP. Defaults to sha512. <text:span text:style-name="T231">Other </text:span>possible value<text:span text:style-name="T231">s: blake2b_512, </text:span>sha3-512, <text:span text:style-name="T231">stribog512, whirlpool</text:span>. The specified value must be supported by the GCRYPT library.</text:p>
          </table:table-cell>
        </table:table-row>
        <table:table-row>
          <table:table-cell table:style-name="Table.A3" office:value-type="string">
            <text:p text:style-name="P115">WEB_PAGES_SHARED_DIRECTORY</text:p>
          </table:table-cell>
          <table:table-cell table:style-name="Table.B3" office:value-type="string">
            <text:p text:style-name="P119"><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2" office:value-type="string">
            <text:p text:style-name="P115">WEB_SERVER_CERTIFICATE_LIFETIME</text:p>
          </table:table-cell>
          <table:table-cell table:style-name="Table.B2" office:value-type="string">
            <text:p text:style-name="P119"><text:span text:style-name="T230">The number of seconds the Web server’s certificate is valid for. Defaults to </text:span>31536000. <text:span text:style-name="T230">Be careful.</text:span></text:p>
          </table:table-cell>
        </table:table-row>
        <text:soft-page-break/>
        <table:table-row>
          <table:table-cell table:style-name="Table.A3" office:value-type="string">
            <text:p text:style-name="P115">WEB_SERVER_HTTP_SO_LINGER</text:p>
          </table:table-cell>
          <table:table-cell table:style-name="Table.B3"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2" office:value-type="string">
            <text:p text:style-name="P115">WEB_SERVER_HTTPS_SO_LINGER</text:p>
          </table:table-cell>
          <table:table-cell table:style-name="Table.B2"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3" office:value-type="string">
            <text:p text:style-name="P115">WEB_SERVER_KEY_SIZE</text:p>
          </table:table-cell>
          <table:table-cell table:style-name="Table.B3" office:value-type="string">
            <text:p text:style-name="P122">The Web server’s key size in bits. Defaults to 3072 <text:span text:style-name="T233">bits</text:span>. Be careful.</text:p>
          </table:table-cell>
        </table:table-row>
        <table:table-row>
          <table:table-cell table:style-name="Table.A16" office:value-type="string">
            <text:p text:style-name="P125">WEB_SERVER_SSL_OPTION_DISABLE_SESSION_TICKETS</text:p>
          </table:table-cell>
          <table:table-cell table:style-name="Table.B16" office:value-type="string">
            <text:p text:style-name="P126"><text:span text:style-name="T292">Disable or enable the </text:span><text:span text:style-name="T237">session tickets of a </text:span><text:span text:style-name="T292">Web </text:span><text:span text:style-name="T237">server socket</text:span><text:span text:style-name="T292">. Defaults to true (disable).</text:span></text:p>
          </table:table-cell>
        </table:table-row>
      </table:table>
      <text:p text:style-name="P113"/>
      <text:h text:style-name="P131" text:outline-level="1"><text:bookmark-start text:name="__RefHeading___Toc1036_18893826"/>Pass-through <text:span text:style-name="T66">Devices</text:span><text:bookmark-end text:name="__RefHeading___Toc1036_18893826"/></text:h>
      <text:p text:style-name="P53">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3"/>
      <text:h text:style-name="P131"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7"/>
      <text:h text:style-name="P141"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a GIT server. The process is functional on systems which are capable of executing an SH script.<text:bookmark-end text:name="__RefHeading___Toc4356_1630480501"/></text:p>
      <text:p text:style-name="Text_20_body"><text:bookmark-start text:name="__RefHeading___Toc4358_1630480501"/>The configuration is as follows:<text:bookmark-end text:name="__RefHeading___Toc4358_1630480501"/></text:p>
      <text:list text:style-name="L20">
        <text:list-item>
          <text:p text:style-name="P201"><text:bookmark-start text:name="__RefHeading___Toc4360_1630480501"/>Prepare the local GIT configuration options.<text:bookmark-end text:name="__RefHeading___Toc4360_1630480501"/></text:p>
          <text:list>
            <text:list-item>
              <text:p text:style-name="P201"><text:bookmark-start text:name="__RefHeading___Toc4362_1630480501"/>The .gitconfig file should contain:<text:bookmark-end text:name="__RefHeading___Toc4362_1630480501"/></text:p>
              <text:p text:style-name="P201"><text:bookmark-start text:name="__RefHeading___Toc4364_1630480501"/>[user]<text:bookmark-end text:name="__RefHeading___Toc4364_1630480501"/></text:p>
              <text:p text:style-name="P201"><text:bookmark-start text:name="__RefHeading___Toc4366_1630480501"/>email = <text:span text:style-name="T306">prisoner@blues.org</text:span><text:bookmark-end text:name="__RefHeading___Toc4366_1630480501"/></text:p>
              <text:p text:style-name="P201"><text:bookmark-start text:name="__RefHeading___Toc4368_1630480501"/>name = <text:span text:style-name="T306">prisoner</text:span><text:bookmark-end text:name="__RefHeading___Toc4368_1630480501"/></text:p>
            </text:list-item>
          </text:list>
        </text:list-item>
        <text:list-item>
          <text:p text:style-name="P201"><text:bookmark-start text:name="__RefHeading___Toc4370_1630480501"/>Prepare GIT_LOCAL_DIRECTORY, GIT_SITE_CLONE, and GIT_SITE_PUSH options in the Miscellaneous section of the Options window. Default settings are provided as guidance.<text:bookmark-end text:name="__RefHeading___Toc4370_1630480501"/></text:p>
        </text:list-item>
        <text:list-item>
          <text:p text:style-name="P201"><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item>
          <text:p text:style-name="P201"><text:bookmark-start text:name="__RefHeading___Toc4374_1630480501"/>Assign an account to GIT_A and a token to GIT_T in the Options window.<text:bookmark-end text:name="__RefHeading___Toc4374_1630480501"/></text:p>
        </text:list-item>
        <text:list-item>
          <text:p text:style-name="P201"><text:bookmark-start text:name="__RefHeading___Toc4376_1630480501"/>Set the Script in Options → Chat → GIT to the absolute path of spot-on-git.sh.<text:bookmark-end text:name="__RefHeading___Toc4376_1630480501"/></text:p>
        </text:list-item>
      </text:list>
      <text:p text:style-name="Text_20_body"/>
      <text:p text:style-name="P220">Calling messages are not published because they would require strange expiration times.</text:p>
      <text:p text:style-name="P219">Credentials must be established on other means.</text:p>
      <text:p text:style-name="P222">Human proxies are functional. <text:span text:style-name="T308">Very, very curious. More elaboration will not be included. Curious.</text:span></text:p>
      <text:p text:style-name="P218">Messages will arrive in some order.</text:p>
      <text:p text:style-name="P218">Only messaging messages are published. <text:span text:style-name="T305">This includes messages with are bundled within messaging messages. Curious.</text:span></text:p>
      <text:p text:style-name="Text_20_body"><text:bookmark-start text:name="__RefHeading___Toc4378_1630480501"/>Please note that the account and token are recorded in an encrypted manner in the INI file. On some systems, it’s possible to read the environment values of git processes, thus exposing GIT_A and GIT_T.<text:bookmark-end text:name="__RefHeading___Toc4378_1630480501"/></text:p>
      <text:p text:style-name="P222">Poptastic accounts are ignored.</text:p>
      <text:p text:style-name="P221">Silly Multimillionaire Protocol is functional.</text:p>
      <text:p text:style-name="P220">Status messages are not published as they would pollute the git server.</text:p>
      <text:p text:style-name="P220"/>
      <text:h text:style-name="P142" text:outline-level="1"><text:bookmark-start text:name="__RefHeading___Toc2127_2097532776"/>Problems<text:bookmark-end text:name="__RefHeading___Toc2127_2097532776"/></text:h>
      <text:p text:style-name="P81">This section details some of the encountered problems that Spot-On exhibits.</text:p>
      <text:list text:style-name="L21">
        <text:list-item>
          <text:p text:style-name="P203">Account credentials are stored using reversible encryption.</text:p>
        </text:list-item>
        <text:list-item>
          <text:p text:style-name="P204">It is important that a system’s clock is properly synchronized. Very, very <text:span text:style-name="T247">important.</text:span></text:p>
        </text:list-item>
        <text:list-item>
          <text:p text:style-name="P202"><text:span text:style-name="T244">The Spot-On </text:span><text:span text:style-name="T242">operator</text:span><text:span text:style-name="T244"> interface may terminate abnormally during a query of the PostgreSQL URLs database. Although the function PQinitOpenSSL(0, 0) is referenced, the process may nonetheless terminate. OpenSSL 1.0.x. </text:span><text:span text:style-name="T203">The kernel process may suffer a similar problem.</text:span></text:p>
        </text:list-item>
        <text:list-item>
          <text:p text:style-name="P205">The URL data stored in shared.db does not include digests. Uniqueness is not properly defined in the urls database table.<text:span text:style-name="T282"> </text:span><text:span text:style-name="T283">Obsolete!</text:span></text:p>
        </text:list-item>
      </text:list>
      <text:p text:style-name="P81"/>
      <text:h text:style-name="P131"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31" text:outline-level="1"><text:bookmark-start text:name="__RefHeading___Toc1516_1997043320"/>Public Key Sharing<text:bookmark-end text:name="__RefHeading___Toc1516_1997043320"/></text:h>
      <text:p text:style-name="P16"><text:span text:style-name="T245">In addition to </text:span><text:span text:style-name="T153">the </text:span><text:span text:style-name="T245">Echo Public Key Sharing, Spot-On offers a multitude of key-sharing methods. </text:span><text:span text:style-name="T151">Keys may be shared via network connections. Keys may be exported to a system’s clipboard buffer and imported via the </text:span><text:span text:style-name="T242">operator</text:span><text:span text:style-name="T151"> interface, that is, copy-and-paste. Keys may also be exported and imported via text files. </text:span><text:span text:style-name="T285">The text files may be encrypted via Spot-On or other local mechanism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43" text:outline-level="1"><text:bookmark-start text:name="__RefHeading___Toc2244_1947043133"/>Pure Forward Secrecy<text:bookmark-end text:name="__RefHeading___Toc2244_1947043133"/></text:h>
      <text:p text:style-name="P99">Spot-On provides a Pure Forward Secrecy mode for e-mail. This mode utilizes private-key encryption only. Digital signatures are not included in the dispatched bundles.</text:p>
      <text:p text:style-name="P99"/>
      <text:h text:style-name="P131" text:outline-level="1"><text:bookmark-start text:name="__RefHeading___Toc1373_1503577792"/>Secure Memory<text:bookmark-end text:name="__RefHeading___Toc1373_1503577792"/></text:h>
      <text:p text:style-name="P71">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1"/>
      <text:h text:style-name="P144" text:outline-level="1"><text:bookmark-start text:name="__RefHeading___Toc2488_3571996465"/>Server-less P2P<text:bookmark-end text:name="__RefHeading___Toc2488_3571996465"/></text:h>
      <text:p text:style-name="P109">Spot-On includes a mechanism for establishing SSL/TLS and <text:span text:style-name="T255">clear-text </text:span>channels without relying on TCP listeners. Process is as follow<text:span text:style-name="T255">s</text:span>:</text:p>
      <text:list text:style-name="L22">
        <text:list-item>
          <text:p text:style-name="P206">A node binds to its local IP address, <text:span text:style-name="T251">say 192.168.178.10. Its remote IP address is the Internet address of the remote peer in step 2.</text:span></text:p>
        </text:list-item>
        <text:list-item>
          <text:p text:style-name="P206">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06">Both Spot-On instances <text:span text:style-name="T287">automatically and </text:span>repeatedly attempt to connect to their remote peers.</text:p>
        </text:list-item>
        <text:list-item>
          <text:p text:style-name="P206">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09"/>
      <text:h text:style-name="P131"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31" text:outline-level="1"><text:bookmark-start text:name="__RefHeading__330_678579420"/>Socialist Millionaire Protocol<text:bookmark-end text:name="__RefHeading__330_678579420"/></text:h>
      <text:p text:style-name="P3">As of version 0.19, 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text:span></text:p>
      <text:p text:style-name="P3">Assuming that Alice begins the exchange:</text:p>
      <text:list text:style-name="L23">
        <text:list-item>
          <text:p text:style-name="P208">Alice: </text:p>
          <text:list>
            <text:list-item>
              <text:p text:style-name="P208">Picks random exponents a<text:span text:style-name="T17">2</text:span> and a<text:span text:style-name="T17">3</text:span> </text:p>
            </text:list-item>
            <text:list-item>
              <text:p text:style-name="P208">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08">Bob: </text:p>
          <text:list>
            <text:list-item>
              <text:p text:style-name="P208">Picks random exponents b<text:span text:style-name="T17">2</text:span> and b<text:span text:style-name="T17">3</text:span> </text:p>
            </text:list-item>
            <text:list-item>
              <text:p text:style-name="P208">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08">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08">Picks random exponent r </text:p>
            </text:list-item>
            <text:list-item>
              <text:p text:style-name="P208">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08">Sends Alice g<text:span text:style-name="T17">2b</text:span>, g<text:span text:style-name="T17">3b</text:span>, P<text:span text:style-name="T17">b</text:span> and Q<text:span text:style-name="T17">b</text:span> </text:p>
            </text:list-item>
          </text:list>
        </text:list-item>
        <text:list-item>
          <text:p text:style-name="P208">Alice: </text:p>
          <text:list>
            <text:list-item>
              <text:p text:style-name="P208">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08">Picks random exponent s </text:p>
            </text:list-item>
            <text:list-item>
              <text:p text:style-name="P208">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08">Computes R<text:span text:style-name="T17">a</text:span> = (Q<text:span text:style-name="T17">a</text:span> / Q<text:span text:style-name="T17">b</text:span>) <text:span text:style-name="T18">a</text:span><text:span text:style-name="T17">3</text:span> </text:p>
            </text:list-item>
            <text:list-item>
              <text:p text:style-name="P208">Sends Bob P<text:span text:style-name="T17">a</text:span>, Q<text:span text:style-name="T17">a</text:span> and R<text:span text:style-name="T17">a</text:span> </text:p>
            </text:list-item>
          </text:list>
        </text:list-item>
        <text:list-item>
          <text:p text:style-name="P208">Bob: </text:p>
          <text:list>
            <text:list-item>
              <text:p text:style-name="P208">Computes R<text:span text:style-name="T17">b</text:span> = (Q<text:span text:style-name="T17">a</text:span> / Q<text:span text:style-name="T17">b</text:span>) <text:span text:style-name="T18">b</text:span><text:span text:style-name="T17">3</text:span> </text:p>
            </text:list-item>
            <text:list-item>
              <text:p text:style-name="P208">Computes R<text:span text:style-name="T17">ab</text:span> = R<text:span text:style-name="T17">a</text:span><text:span text:style-name="T18">b</text:span><text:span text:style-name="T17">3</text:span> </text:p>
            </text:list-item>
            <text:list-item>
              <text:p text:style-name="P208">Checks whether R<text:span text:style-name="T17">ab</text:span> == (P<text:span text:style-name="T17">a</text:span> / P<text:span text:style-name="T17">b</text:span>) </text:p>
            </text:list-item>
            <text:list-item>
              <text:p text:style-name="P208">Sends Alice R<text:span text:style-name="T17">b</text:span> </text:p>
            </text:list-item>
          </text:list>
        </text:list-item>
        <text:list-item>
          <text:p text:style-name="P208">Alice: </text:p>
          <text:list>
            <text:list-item>
              <text:p text:style-name="P208">Computes R<text:span text:style-name="T17">ab</text:span> = R<text:span text:style-name="T17">b</text:span><text:span text:style-name="T18">a</text:span><text:span text:style-name="T17">3</text:span> </text:p>
            </text:list-item>
            <text:list-item>
              <text:p text:style-name="P208">Checks whether R<text:span text:style-name="T17">ab</text:span> == (P<text:span text:style-name="T17">a</text:span> / P<text:span text:style-name="T17">b</text:span>) </text:p>
            </text:list-item>
          </text:list>
        </text:list-item>
        <text:list-item>
          <text:p text:style-name="P207">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31" text:outline-level="1"><text:bookmark-start text:name="__RefHeading___Toc1097_1460767439"/>Sources of Entropy<text:bookmark-end text:name="__RefHeading___Toc1097_1460767439"/></text:h>
      <text:p text:style-name="P70">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0"/>
      <text:h text:style-name="P131" text:outline-level="1"><text:bookmark-start text:name="__RefHeading___Toc2002_1921997545"/>Surreptitious Forwarding<text:bookmark-end text:name="__RefHeading___Toc2002_1921997545"/></text:h>
      <text:p text:style-name="P93">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31"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54">A peer generates 128-bit AES and 256-bit SHA-512 keys via the system's cryptographic random number generator.</text:p>
        </text:list-item>
        <text:list-item>
          <text:p text:style-name="P154">Using the destination's public key, the peer encapsulates the two keys via the hybrid cryptographic system.</text:p>
        </text:list-item>
        <text:list-item>
          <text:p text:style-name="P154">The destination peer receives the data, records it, and generates separate keys as in step 1.</text:p>
        </text:list-item>
        <text:list-item>
          <text:p text:style-name="P154">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5" text:outline-level="1"><text:bookmark-start text:name="__RefHeading___Toc2164_1676095709"/>UI Fields<text:bookmark-end text:name="__RefHeading___Toc2164_1676095709"/></text:h>
      <text:p text:style-name="P88">Maximum Buffer Size</text:p>
      <text:p text:style-name="P89">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0">Maximum Content Length</text:p>
      <text:p text:style-name="P91">Describes the maximum number of bytes which will be allowed after processing the Content-Length field.</text:p>
      <text:p text:style-name="P92"/>
      <text:h text:style-name="P131"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09">The encryption or signature public key is gathered <text:span text:style-name="T59">and stored in </text:span><text:span text:style-name="T41">data_t</text:span><text:span text:style-name="T49">.</text:span></text:p>
        </text:list-item>
        <text:list-item>
          <text:p text:style-name="P210">The SHA-512 digest of the <text:span text:style-name="T60">public </text:span>key is computed <text:span text:style-name="T38">and stored in </text:span><text:span text:style-name="T40">hash</text:span><text:span text:style-name="T48">.</text:span></text:p>
        </text:list-item>
        <text:list-item>
          <text:p text:style-name="P211">For DSA, Elliptic Curve DSA, and ElGamal public keys:</text:p>
          <text:list>
            <text:list-item>
              <text:p text:style-name="P211">gcry_sexp_build(&amp;data_t, 0,</text:p>
              <text:p text:style-name="P211">"(data (flags raw)(value %m))",</text:p>
              <text:p text:style-name="P211">hash_t) is computed.</text:p>
            </text:list-item>
          </text:list>
        </text:list-item>
        <text:list-item>
          <text:p text:style-name="P213">For Edward Curve DSA public keys:</text:p>
          <text:list>
            <text:list-item>
              <text:p text:style-name="P213">gcry_sexp_build(&amp;data_t, 0,</text:p>
              <text:p text:style-name="P213">"(data (flags eddsa)(hash-algo sha512)"</text:p>
              <text:p text:style-name="P213">"(value %b))",</text:p>
              <text:p text:style-name="P213">hash.length(),</text:p>
              <text:p text:style-name="P213">hash.constData()) is computed.</text:p>
            </text:list-item>
          </text:list>
        </text:list-item>
        <text:list-item>
          <text:p text:style-name="P213">For RSA public keys:</text:p>
          <text:list>
            <text:list-item>
              <text:p text:style-name="P213">gcry_sexp_build(&amp;data_t, 0,</text:p>
              <text:p text:style-name="P213">"(data (flags pss)(hash sha512 %b)"</text:p>
              <text:p text:style-name="P213">"(random-override %b))",</text:p>
              <text:p text:style-name="P213">hash.length(),</text:p>
              <text:p text:style-name="P213">hash.constData(),</text:p>
              <text:p text:style-name="P213">random.length(),</text:p>
              <text:p text:style-name="P213">random.constData()) is computed, <text:span text:style-name="T58">where the </text:span>variable <text:span text:style-name="T39">random</text:span><text:span text:style-name="T47"> contains 20 bytes of random data.</text:span></text:p>
            </text:list-item>
          </text:list>
        </text:list-item>
        <text:list-item>
          <text:p text:style-name="P215"><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16"><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12">For DSA, Elliptic Curve DSA, and ElGamal public keys:</text:p>
          <text:list>
            <text:list-item>
              <text:p text:style-name="P212">gcry_sexp_build(&amp;data_t, 0,</text:p>
              <text:p text:style-name="P212">"(data (flags raw)(value %m))",</text:p>
              <text:p text:style-name="P214"><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14">For Edward Curve DSA public keys:</text:p>
          <text:list>
            <text:list-item>
              <text:p text:style-name="P214">gcry_sexp_build(&amp;data_t, 0,</text:p>
              <text:p text:style-name="P214">"(data (flags eddsa)(hash-algo sha512)"</text:p>
              <text:p text:style-name="P214">"(value %b))",</text:p>
              <text:p text:style-name="P214">hash.length(),</text:p>
              <text:p text:style-name="P214">hash.constData()) is computed.</text:p>
            </text:list-item>
          </text:list>
        </text:list-item>
        <text:list-item>
          <text:p text:style-name="P214">For RSA public keys:</text:p>
          <text:list>
            <text:list-item>
              <text:p text:style-name="P214">gcry_sexp_build(&amp;data_t, 0,</text:p>
              <text:p text:style-name="P214">"(data (flags pss)(hash sha512 %b)"</text:p>
              <text:p text:style-name="P214">"(random-override %b))",</text:p>
              <text:p text:style-name="P214">hash.length(),</text:p>
              <text:p text:style-name="P214">hash.constData(),</text:p>
              <text:p text:style-name="P214">random.length(),</text:p>
              <text:p text:style-name="P214"><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17"><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4"/>
      <text:h text:style-name="P131" text:outline-level="1"><text:bookmark-start text:name="__RefHeading___Toc839_866388615"/><text:span text:style-name="T36">Wide</text:span> Lanes<text:bookmark-end text:name="__RefHeading___Toc839_866388615"/></text:h>
      <text:p text:style-name="P44">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5">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31"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2">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05"><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01-26T12:20:39.897343260</dc:date>
    <meta:editing-duration>P3DT3H3M23S</meta:editing-duration>
    <meta:editing-cycles>861</meta:editing-cycles>
    <meta:generator>LibreOffice/24.2.7.2$Linux_X86_64 LibreOffice_project/420$Build-2</meta:generator>
    <meta:print-date>2025-01-26T12:17:33.754891581</meta:print-date>
    <meta:printed-by>PDF files</meta:printed-by>
    <meta:document-statistic meta:table-count="2" meta:image-count="0" meta:object-count="0" meta:page-count="59" meta:paragraph-count="493" meta:word-count="7322" meta:character-count="49582" meta:non-whitespace-character-count="42879"/>
  </office:meta>
</office:document-meta>
</file>